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eX Gyre Schola1" svg:font-family="'TeX Gyre Schola'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29f084" officeooo:paragraph-rsid="0029f084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29f084" officeooo:paragraph-rsid="003d8d3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19f53d" officeooo:paragraph-rsid="0019f53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3d272b" officeooo:paragraph-rsid="0029f08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3d8d30" officeooo:paragraph-rsid="0029f08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eX Gyre Schola1" fo:font-size="14pt" fo:language="es" fo:country="ES" officeooo:rsid="002add5f" officeooo:paragraph-rsid="0029f084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eX Gyre Schola1" fo:font-size="14pt" fo:language="es" fo:country="ES" officeooo:rsid="002add5f" officeooo:paragraph-rsid="002add5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TeX Gyre Schola1" fo:font-size="14pt" fo:language="es" fo:country="ES" style:text-underline-style="none" officeooo:rsid="002add5f" officeooo:paragraph-rsid="002add5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use-window-font-color="true" fo:language="es" fo:country="ES" officeooo:paragraph-rsid="00450c7c"/>
    </style:style>
    <style:style style:name="P10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2eb25e" officeooo:paragraph-rsid="003112e5" style:font-size-asian="14pt" style:font-size-complex="14pt"/>
    </style:style>
    <style:style style:name="P11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34a609" style:font-size-asian="14pt" style:font-size-complex="14pt"/>
    </style:style>
    <style:style style:name="P12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35f000" style:font-size-asian="14pt" style:font-size-complex="14pt"/>
    </style:style>
    <style:style style:name="P13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368eda" style:font-size-asian="14pt" style:font-size-complex="14pt"/>
    </style:style>
    <style:style style:name="P14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37833b" style:font-size-asian="14pt" style:font-size-complex="14pt"/>
    </style:style>
    <style:style style:name="P15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3f780b" officeooo:paragraph-rsid="002eeb36" style:font-size-asian="14pt" style:font-size-complex="14pt"/>
    </style:style>
    <style:style style:name="P16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3f780b" officeooo:paragraph-rsid="003f780b" style:font-size-asian="14pt" style:font-size-complex="14pt"/>
    </style:style>
    <style:style style:name="P17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126fe3" officeooo:paragraph-rsid="003a1a39" style:font-size-asian="14pt" style:font-size-complex="14pt"/>
    </style:style>
    <style:style style:name="P18" style:family="paragraph" style:parent-style-name="Standard"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0fa622" style:font-size-asian="10pt" style:font-size-complex="10pt"/>
    </style:style>
    <style:style style:name="P19" style:family="paragraph" style:parent-style-name="Standard"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450c7c" style:font-size-asian="10pt" style:font-size-complex="10pt"/>
    </style:style>
    <style:style style:name="P20" style:family="paragraph" style:parent-style-name="Standard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0a0e9e" officeooo:paragraph-rsid="000a0e9e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29f084" officeooo:paragraph-rsid="0029f084" style:font-size-asian="14pt" style:font-size-complex="14pt"/>
    </style:style>
    <style:style style:name="P22" style:family="paragraph" style:parent-style-name="Standard">
      <style:text-properties style:font-name="TeX Gyre Schola" fo:font-size="14pt" fo:language="es" fo:country="ES" style:font-size-asian="14pt" style:font-size-complex="14pt"/>
    </style:style>
    <style:style style:name="P23" style:family="paragraph" style:parent-style-name="Standard">
      <style:text-properties style:font-name="TeX Gyre Schola" fo:font-size="14pt" fo:language="es" fo:country="ES" officeooo:paragraph-rsid="000a0e9e" style:font-size-asian="14pt" style:font-size-complex="14pt"/>
    </style:style>
    <style:style style:name="P24" style:family="paragraph" style:parent-style-name="Standard">
      <style:text-properties style:font-name="TeX Gyre Schola" fo:font-size="14pt" fo:language="es" fo:country="ES" officeooo:paragraph-rsid="002add5f" style:font-size-asian="14pt" style:font-size-complex="14pt"/>
    </style:style>
    <style:style style:name="P25" style:family="paragraph" style:parent-style-name="Standard">
      <style:text-properties style:font-name="TeX Gyre Schola" fo:font-size="14pt" fo:language="es" fo:country="ES" officeooo:paragraph-rsid="003112e5" style:font-size-asian="14pt" style:font-size-complex="14pt"/>
    </style:style>
    <style:style style:name="P26" style:family="paragraph" style:parent-style-name="Standard">
      <style:text-properties style:font-name="TeX Gyre Schola" fo:font-size="14pt" fo:language="es" fo:country="ES" officeooo:paragraph-rsid="000b8bb3" style:font-size-asian="14pt" style:font-size-complex="14pt"/>
    </style:style>
    <style:style style:name="P27" style:family="paragraph" style:parent-style-name="Standard">
      <style:text-properties style:font-name="TeX Gyre Schola" fo:font-size="14pt" fo:language="es" fo:country="ES" officeooo:paragraph-rsid="0034a609" style:font-size-asian="14pt" style:font-size-complex="14pt"/>
    </style:style>
    <style:style style:name="P28" style:family="paragraph" style:parent-style-name="Standard">
      <style:text-properties style:font-name="TeX Gyre Schola" fo:font-size="14pt" fo:language="es" fo:country="ES" officeooo:paragraph-rsid="000ce2ae" style:font-size-asian="14pt" style:font-size-complex="14pt"/>
    </style:style>
    <style:style style:name="P29" style:family="paragraph" style:parent-style-name="Standard">
      <style:text-properties style:font-name="TeX Gyre Schola" fo:font-size="14pt" fo:language="es" fo:country="ES" officeooo:paragraph-rsid="000fa622" style:font-size-asian="14pt" style:font-size-complex="14pt"/>
    </style:style>
    <style:style style:name="P30" style:family="paragraph" style:parent-style-name="Standard">
      <style:text-properties style:font-name="TeX Gyre Schola" fo:font-size="14pt" fo:language="es" fo:country="ES" officeooo:paragraph-rsid="001052f0" style:font-size-asian="14pt" style:font-size-complex="14pt"/>
    </style:style>
    <style:style style:name="P31" style:family="paragraph" style:parent-style-name="Standard">
      <style:text-properties style:font-name="TeX Gyre Schola" fo:font-size="14pt" fo:language="es" fo:country="ES" officeooo:paragraph-rsid="00450c7c" style:font-size-asian="14pt" style:font-size-complex="14pt"/>
    </style:style>
    <style:style style:name="P32" style:family="paragraph" style:parent-style-name="Standard">
      <style:text-properties style:font-name="TeX Gyre Schola" fo:font-size="14pt" fo:language="es" fo:country="ES" officeooo:paragraph-rsid="00126fe3" style:font-size-asian="14pt" style:font-size-complex="14pt"/>
    </style:style>
    <style:style style:name="P33" style:family="paragraph" style:parent-style-name="Standard">
      <style:text-properties style:font-name="TeX Gyre Schola" fo:font-size="14pt" fo:language="es" fo:country="ES" officeooo:paragraph-rsid="001a6b89" style:font-size-asian="14pt" style:font-size-complex="14pt"/>
    </style:style>
    <style:style style:name="P34" style:family="paragraph" style:parent-style-name="Standard">
      <style:text-properties style:font-name="TeX Gyre Schola" fo:font-size="14pt" fo:language="es" fo:country="ES" officeooo:paragraph-rsid="00430f3e" style:font-size-asian="14pt" style:font-size-complex="14pt"/>
    </style:style>
    <style:style style:name="P35" style:family="paragraph" style:parent-style-name="Standard">
      <style:text-properties style:font-name="TeX Gyre Schola" fo:font-size="14pt" fo:language="es" fo:country="ES" officeooo:rsid="0050db46" officeooo:paragraph-rsid="0050db46" style:font-size-asian="14pt" style:font-size-complex="14pt"/>
    </style:style>
    <style:style style:name="P36" style:family="paragraph" style:parent-style-name="Standard">
      <style:text-properties style:font-name="TeX Gyre Schola" fo:font-size="14pt" fo:language="es" fo:country="ES" officeooo:rsid="0047a2eb" officeooo:paragraph-rsid="0047a2eb" style:font-size-asian="14pt" style:font-size-complex="14pt"/>
    </style:style>
    <style:style style:name="P37" style:family="paragraph" style:parent-style-name="Standard">
      <style:text-properties style:font-name="TeX Gyre Schola" fo:font-size="14pt" fo:language="es" fo:country="ES" officeooo:paragraph-rsid="0040c11c"/>
    </style:style>
    <style:style style:name="P38" style:family="paragraph" style:parent-style-name="Standard">
      <style:text-properties style:font-name="TeX Gyre Schola" fo:font-size="14pt" fo:language="es" fo:country="ES" officeooo:paragraph-rsid="001052f0"/>
    </style:style>
    <style:style style:name="P39" style:family="paragraph" style:parent-style-name="Standard">
      <style:text-properties style:font-name="TeX Gyre Schola" fo:font-size="14pt" fo:language="es" fo:country="ES" style:text-underline-style="none" officeooo:paragraph-rsid="001052f0" style:font-size-asian="14pt" style:font-size-complex="14pt"/>
    </style:style>
    <style:style style:name="P40" style:family="paragraph" style:parent-style-name="Standard">
      <style:text-properties style:font-name="TeX Gyre Schola" fo:font-size="14pt" fo:language="es" fo:country="ES" officeooo:paragraph-rsid="004344d7"/>
    </style:style>
    <style:style style:name="P41" style:family="paragraph" style:parent-style-name="Standard">
      <style:text-properties style:font-name="TeX Gyre Schola" fo:font-size="14pt" style:font-size-asian="14pt" style:font-size-complex="14pt"/>
    </style:style>
    <style:style style:name="P42" style:family="paragraph" style:parent-style-name="Standard">
      <style:text-properties style:font-name="TeX Gyre Schola" fo:font-size="14pt" officeooo:paragraph-rsid="004932b9" style:font-size-asian="14pt" style:font-size-complex="14pt"/>
    </style:style>
    <style:style style:name="P43" style:family="paragraph" style:parent-style-name="Standard">
      <style:text-properties style:font-name="TeX Gyre Schola" fo:font-size="14pt" officeooo:paragraph-rsid="004c0e85" style:font-size-asian="14pt" style:font-size-complex="14pt"/>
    </style:style>
    <style:style style:name="P44" style:family="paragraph" style:parent-style-name="Standard">
      <style:text-properties style:font-name="TeX Gyre Schola" fo:font-size="14pt" officeooo:paragraph-rsid="004deda0" style:font-size-asian="14pt" style:font-size-complex="14pt"/>
    </style:style>
    <style:style style:name="P45" style:family="paragraph" style:parent-style-name="Standard">
      <style:text-properties style:font-name="TeX Gyre Schola" fo:font-size="14pt" officeooo:paragraph-rsid="004f1160" style:font-size-asian="14pt" style:font-size-complex="14pt"/>
    </style:style>
    <style:style style:name="P46" style:family="paragraph" style:parent-style-name="Standard">
      <style:text-properties style:font-name="TeX Gyre Schola" fo:language="es" fo:country="ES"/>
    </style:style>
    <style:style style:name="P47" style:family="paragraph" style:parent-style-name="Standard">
      <style:text-properties style:font-name="TeX Gyre Schola" fo:font-size="10pt" style:font-size-asian="8.75pt" style:font-size-complex="10pt"/>
    </style:style>
    <style:style style:name="P48" style:family="paragraph" style:parent-style-name="Standard">
      <style:text-properties style:font-name="TeX Gyre Schola" fo:font-size="10pt" officeooo:paragraph-rsid="004deda0" style:font-size-asian="8.75pt" style:font-size-complex="10pt"/>
    </style:style>
    <style:style style:name="P49" style:family="paragraph" style:parent-style-name="Standard">
      <style:text-properties style:font-name="TeX Gyre Schola" fo:font-size="10pt" officeooo:paragraph-rsid="004f1160" style:font-size-asian="8.75pt" style:font-size-complex="10pt"/>
    </style:style>
    <style:style style:name="P50" style:family="paragraph" style:parent-style-name="Standard">
      <style:text-properties style:font-name="TeX Gyre Schola" fo:font-size="10pt" style:font-size-asian="10pt" style:font-size-complex="10pt"/>
    </style:style>
    <style:style style:name="P51" style:family="paragraph" style:parent-style-name="Standard">
      <style:text-properties style:font-name="TeX Gyre Schola" fo:font-size="10pt" officeooo:paragraph-rsid="0048205f" style:font-size-asian="10pt" style:font-size-complex="10pt"/>
    </style:style>
    <style:style style:name="P52" style:family="paragraph" style:parent-style-name="Standard">
      <style:text-properties style:font-name="TeX Gyre Schola" fo:font-size="10pt" officeooo:rsid="0048205f" officeooo:paragraph-rsid="0048205f" style:font-size-asian="10pt" style:font-size-complex="10pt"/>
    </style:style>
    <style:style style:name="P53" style:family="paragraph" style:parent-style-name="Standard">
      <style:text-properties style:font-name="TeX Gyre Schola" fo:font-size="10pt" officeooo:rsid="004a2d5b" officeooo:paragraph-rsid="004a2d5b" style:font-size-asian="10pt" style:font-size-complex="10pt"/>
    </style:style>
    <style:style style:name="P54" style:family="paragraph" style:parent-style-name="Standard">
      <style:text-properties style:font-name="TeX Gyre Schola" fo:font-size="10pt" officeooo:paragraph-rsid="004c0e85" style:font-size-asian="10pt" style:font-size-complex="10pt"/>
    </style:style>
    <style:style style:name="P55" style:family="paragraph" style:parent-style-name="Standard">
      <style:text-properties style:font-name="TeX Gyre Schola" fo:font-size="10pt" officeooo:paragraph-rsid="004deda0" style:font-size-asian="10pt" style:font-size-complex="10pt"/>
    </style:style>
    <style:style style:name="P56" style:family="paragraph" style:parent-style-name="Standard">
      <style:text-properties style:font-name="TeX Gyre Schola" fo:font-size="10pt" officeooo:paragraph-rsid="0050db46" style:font-size-asian="10pt" style:font-size-complex="10pt"/>
    </style:style>
    <style:style style:name="P57" style:family="paragraph" style:parent-style-name="Standard">
      <style:text-properties style:font-name="TeX Gyre Schola" fo:font-size="12pt" officeooo:paragraph-rsid="0050db46" style:font-size-asian="12pt" style:font-size-complex="12pt"/>
    </style:style>
    <style:style style:name="P58" style:family="paragraph" style:parent-style-name="Standard">
      <style:text-properties style:font-name="TeX Gyre Schola" officeooo:paragraph-rsid="004deda0"/>
    </style:style>
    <style:style style:name="P59" style:family="paragraph" style:parent-style-name="Standard">
      <style:paragraph-properties fo:text-align="start" style:justify-single-word="false"/>
      <style:text-properties officeooo:paragraph-rsid="0047a2eb"/>
    </style:style>
    <style:style style:name="P60" style:family="paragraph" style:parent-style-name="Standard">
      <style:text-properties fo:color="#ff0000" style:font-name="TeX Gyre Schola" fo:font-size="14pt" fo:language="es" fo:country="ES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color="#ff0000" style:font-name="TeX Gyre Schola" fo:font-size="14pt" fo:language="es" fo:country="ES" officeooo:rsid="0029f084" officeooo:paragraph-rsid="003d8d30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officeooo:rsid="004344d7" officeooo:paragraph-rsid="004344d7" style:font-size-asian="14pt" style:font-size-complex="14pt"/>
    </style:style>
    <style:style style:name="P64" style:family="paragraph" style:parent-style-name="Standard">
      <style:text-properties fo:color="#ff0000" style:font-name="TeX Gyre Schola" fo:font-size="14pt" fo:language="es" fo:country="ES" officeooo:rsid="00126fe3" officeooo:paragraph-rsid="004344d7" style:font-size-asian="14pt" style:font-size-complex="14pt"/>
    </style:style>
    <style:style style:name="P65" style:family="paragraph" style:parent-style-name="Standard">
      <style:text-properties fo:color="#ff0000" style:font-name="TeX Gyre Schola" fo:font-size="14pt" fo:language="es" fo:country="ES" officeooo:rsid="00126fe3" officeooo:paragraph-rsid="00450c7c" style:font-size-asian="14pt" style:font-size-complex="14pt"/>
    </style:style>
    <style:style style:name="P66" style:family="paragraph" style:parent-style-name="Standard">
      <style:text-properties fo:color="#ff0000" style:font-name="TeX Gyre Schola" fo:font-size="14pt" fo:language="es" fo:country="ES" officeooo:rsid="00126fe3" officeooo:paragraph-rsid="00126fe3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officeooo:rsid="00126fe3" officeooo:paragraph-rsid="00126fe3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fo:font-weight="normal" officeooo:paragraph-rsid="00368eda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ff0000" style:font-name="TeX Gyre Schola" fo:font-size="14pt" fo:language="es" fo:country="ES" style:text-underline-style="none" officeooo:rsid="00140d78" officeooo:paragraph-rsid="00140d78" style:font-size-asian="14pt" style:font-size-complex="14pt"/>
    </style:style>
    <style:style style:name="P70" style:family="paragraph" style:parent-style-name="Standard">
      <style:text-properties fo:color="#ff0000" style:font-name="TeX Gyre Schola" fo:font-size="14pt" fo:font-style="italic" officeooo:paragraph-rsid="004f1160" style:font-size-asian="14pt" style:font-style-asian="italic" style:font-size-complex="14pt" style:font-style-complex="italic"/>
    </style:style>
    <style:style style:name="P71" style:family="paragraph" style:parent-style-name="Standard">
      <style:text-properties fo:color="#ff0000" style:font-name="TeX Gyre Schola" fo:font-size="10pt" fo:language="es" fo:country="ES" style:font-size-asian="10pt" style:font-size-complex="10pt"/>
    </style:style>
    <style:style style:name="P72" style:family="paragraph" style:parent-style-name="Standard">
      <style:text-properties fo:color="#ff0000" style:font-name="TeX Gyre Schola" fo:font-size="10pt" fo:language="es" fo:country="ES" officeooo:rsid="000a0e9e" officeooo:paragraph-rsid="000a0e9e" style:font-size-asian="10pt" style:font-size-complex="10pt"/>
    </style:style>
    <style:style style:name="P73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0ce2ae" officeooo:paragraph-rsid="000ce2ae" style:font-size-asian="10pt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052f0" officeooo:paragraph-rsid="001052f0" style:font-size-asian="10pt" style:font-size-complex="10pt"/>
    </style:style>
    <style:style style:name="P75" style:family="paragraph" style:parent-style-name="Standard">
      <style:paragraph-properties fo:text-align="center" style:justify-single-word="false"/>
      <style:text-properties fo:color="#ff0000" style:font-name="TeX Gyre Schola" fo:font-size="10pt" fo:language="es" fo:country="ES" officeooo:rsid="00450c7c" officeooo:paragraph-rsid="004344d7" style:font-size-asian="10pt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450c7c" officeooo:paragraph-rsid="00450c7c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0b6b8" officeooo:paragraph-rsid="0010b6b8" style:font-size-asian="10pt" style:font-size-complex="10pt"/>
    </style:style>
    <style:style style:name="P78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26fe3" officeooo:paragraph-rsid="00126fe3" style:font-size-asian="10pt" style:font-size-complex="10pt"/>
    </style:style>
    <style:style style:name="P79" style:family="paragraph" style:parent-style-name="Standard">
      <style:text-properties fo:color="#ff0000" style:font-name="TeX Gyre Schola" fo:font-size="10pt" fo:language="es" fo:country="ES" officeooo:rsid="00126fe3" officeooo:paragraph-rsid="00126fe3" style:font-size-asian="10pt" style:font-size-complex="10pt"/>
    </style:style>
    <style:style style:name="P80" style:family="paragraph" style:parent-style-name="Standard">
      <style:text-properties fo:color="#ff0000" style:font-name="TeX Gyre Schola" fo:font-size="10pt" fo:language="es" fo:country="ES" officeooo:rsid="00126fe3" officeooo:paragraph-rsid="00450c7c" style:font-size-asian="10pt" style:font-size-complex="10pt"/>
    </style:style>
    <style:style style:name="P81" style:family="paragraph" style:parent-style-name="Standard">
      <style:text-properties fo:color="#ff0000" style:font-name="TeX Gyre Schola" fo:font-size="10pt" fo:language="es" fo:country="ES" officeooo:paragraph-rsid="00450c7c" style:font-size-asian="10pt" style:font-size-complex="10pt"/>
    </style:style>
    <style:style style:name="P82" style:family="paragraph" style:parent-style-name="Standard">
      <style:text-properties fo:color="#ff0000" style:font-name="TeX Gyre Schola" fo:font-size="10pt" fo:language="es" fo:country="ES" officeooo:rsid="0019f53d" officeooo:paragraph-rsid="0019f53d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9f53d" officeooo:paragraph-rsid="0019f53d" style:font-size-asian="10pt" style:font-size-complex="10pt"/>
    </style:style>
    <style:style style:name="P84" style:family="paragraph" style:parent-style-name="Standard">
      <style:text-properties fo:color="#ff0000" style:font-name="TeX Gyre Schola" fo:font-size="10pt" fo:language="es" fo:country="ES" officeooo:paragraph-rsid="00126fe3" style:font-size-asian="10pt" style:font-size-complex="10pt"/>
    </style:style>
    <style:style style:name="P85" style:family="paragraph" style:parent-style-name="Standard">
      <style:text-properties fo:color="#ff0000" style:font-name="TeX Gyre Schola" fo:font-size="10pt" fo:language="es" fo:country="ES" officeooo:rsid="001a6b89" officeooo:paragraph-rsid="00450c7c" style:font-size-asian="10pt" style:font-size-complex="10pt"/>
    </style:style>
    <style:style style:name="P86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594b8f" officeooo:paragraph-rsid="00594b8f" style:font-size-asian="10pt" style:font-size-complex="10pt"/>
    </style:style>
    <style:style style:name="P87" style:family="paragraph" style:parent-style-name="Standard">
      <style:text-properties fo:color="#ff0000" style:font-name="TeX Gyre Schola" fo:font-size="10pt" officeooo:rsid="0048205f" officeooo:paragraph-rsid="0048205f" style:font-size-asian="10pt" style:font-size-complex="10pt"/>
    </style:style>
    <style:style style:name="P88" style:family="paragraph" style:parent-style-name="Standard">
      <style:text-properties fo:color="#ff0000" style:font-name="TeX Gyre Schola" fo:font-size="10pt" fo:font-style="italic" officeooo:rsid="004deda0" officeooo:paragraph-rsid="0050db46" style:font-size-asian="10pt" style:font-style-asian="italic" style:font-size-complex="10pt" style:font-style-complex="italic"/>
    </style:style>
    <style:style style:name="P89" style:family="paragraph" style:parent-style-name="Standard">
      <style:text-properties fo:color="#ff0000" style:font-name="TeX Gyre Schola" fo:font-style="italic" style:font-style-asian="italic" style:font-style-complex="italic"/>
    </style:style>
    <style:style style:name="P90" style:family="paragraph" style:parent-style-name="Standard">
      <style:text-properties fo:color="#ff0000" style:font-name="TeX Gyre Schola" fo:font-style="italic" officeooo:paragraph-rsid="004932b9" style:font-style-asian="italic" style:font-style-complex="italic"/>
    </style:style>
    <style:style style:name="P91" style:family="paragraph" style:parent-style-name="Standard">
      <style:text-properties fo:color="#ff0000" style:font-name="TeX Gyre Schola" fo:font-style="italic" officeooo:paragraph-rsid="004a2d5b" style:font-style-asian="italic" style:font-style-complex="italic"/>
    </style:style>
    <style:style style:name="P92" style:family="paragraph" style:parent-style-name="Standard">
      <style:text-properties fo:color="#ff0000" style:font-name="TeX Gyre Schola" fo:font-style="italic" officeooo:paragraph-rsid="004c0e85" style:font-style-asian="italic" style:font-style-complex="italic"/>
    </style:style>
    <style:style style:name="P93" style:family="paragraph" style:parent-style-name="Standard">
      <style:text-properties fo:color="#ff0000" style:font-name="TeX Gyre Schola" fo:font-style="italic" officeooo:paragraph-rsid="004deda0" style:font-style-asian="italic" style:font-style-complex="italic"/>
    </style:style>
    <style:style style:name="P94" style:family="paragraph" style:parent-style-name="Standard">
      <style:text-properties fo:color="#ff0000" style:font-name="TeX Gyre Schola" fo:font-style="italic" officeooo:paragraph-rsid="004f1160" style:font-style-asian="italic" style:font-style-complex="italic"/>
    </style:style>
    <style:style style:name="P95" style:family="paragraph" style:parent-style-name="Standard">
      <style:text-properties fo:color="#ff0000" style:font-name="TeX Gyre Schola" fo:font-size="12pt" fo:font-style="italic" officeooo:paragraph-rsid="004932b9" style:font-size-asian="12pt" style:font-style-asian="italic" style:font-size-complex="12pt" style:font-style-complex="italic"/>
    </style:style>
    <style:style style:name="P96" style:family="paragraph" style:parent-style-name="Standard">
      <style:text-properties fo:color="#ff0000" style:font-name="TeX Gyre Schola" fo:font-size="12pt" fo:font-style="italic" officeooo:paragraph-rsid="0048205f" style:font-size-asian="12pt" style:font-style-asian="italic" style:font-size-complex="12pt" style:font-style-complex="italic"/>
    </style:style>
    <style:style style:name="P97" style:family="paragraph" style:parent-style-name="Standard">
      <style:text-properties fo:color="#ff0000" style:font-name="TeX Gyre Schola" fo:font-size="12pt" fo:font-style="italic" officeooo:paragraph-rsid="004c0e85" style:font-size-asian="12pt" style:font-style-asian="italic" style:font-size-complex="12pt" style:font-style-complex="italic"/>
    </style:style>
    <style:style style:name="P98" style:family="paragraph" style:parent-style-name="Standard">
      <style:text-properties fo:color="#ff0000" style:font-name="TeX Gyre Schola" fo:font-size="12pt" fo:font-style="italic" officeooo:paragraph-rsid="004deda0" style:font-size-asian="12pt" style:font-style-asian="italic" style:font-size-complex="12pt" style:font-style-complex="italic"/>
    </style:style>
    <style:style style:name="P99" style:family="paragraph" style:parent-style-name="Standard">
      <style:text-properties fo:color="#ff0000" style:font-name="TeX Gyre Schola" fo:font-size="12pt" fo:font-style="italic" officeooo:rsid="0048205f" officeooo:paragraph-rsid="004932b9" style:font-size-asian="12pt" style:font-style-asian="italic" style:font-size-complex="12pt" style:font-style-complex="italic"/>
    </style:style>
    <style:style style:name="P100" style:family="paragraph" style:parent-style-name="Standard">
      <style:text-properties fo:color="#ff0000" style:font-name="TeX Gyre Schola" fo:font-size="12pt" fo:font-style="italic" officeooo:rsid="0048205f" officeooo:paragraph-rsid="004c0e85" style:font-size-asian="12pt" style:font-style-asian="italic" style:font-size-complex="12pt" style:font-style-complex="italic"/>
    </style:style>
    <style:style style:name="P101" style:family="paragraph" style:parent-style-name="Standard">
      <style:text-properties fo:color="#ff0000" style:font-name="TeX Gyre Schola" fo:font-size="12pt" fo:font-style="italic" officeooo:rsid="0048205f" officeooo:paragraph-rsid="004deda0" style:font-size-asian="12pt" style:font-style-asian="italic" style:font-size-complex="12pt" style:font-style-complex="italic"/>
    </style:style>
    <style:style style:name="P102" style:family="paragraph" style:parent-style-name="Standard">
      <style:text-properties fo:color="#ff0000" style:font-name="TeX Gyre Schola" fo:font-size="12pt" fo:font-style="italic" officeooo:paragraph-rsid="004f1160" style:font-size-asian="12pt" style:font-style-asian="italic" style:font-size-complex="12pt" style:font-style-complex="italic"/>
    </style:style>
    <style:style style:name="P103" style:family="paragraph" style:parent-style-name="Standard">
      <style:paragraph-properties fo:text-align="center" style:justify-single-word="false"/>
      <style:text-properties officeooo:paragraph-rsid="00553729"/>
    </style:style>
    <style:style style:name="P104" style:family="paragraph" style:parent-style-name="Standard">
      <style:text-properties fo:language="es" fo:country="ES"/>
    </style:style>
    <style:style style:name="P105" style:family="paragraph" style:parent-style-name="Standard">
      <style:text-properties fo:language="es" fo:country="ES" officeooo:paragraph-rsid="000a0e9e"/>
    </style:style>
    <style:style style:name="P106" style:family="paragraph" style:parent-style-name="Standard">
      <style:paragraph-properties fo:text-align="start" style:justify-single-word="false"/>
      <style:text-properties fo:language="es" fo:country="ES" officeooo:paragraph-rsid="0029f084"/>
    </style:style>
    <style:style style:name="P107" style:family="paragraph" style:parent-style-name="Standard">
      <style:paragraph-properties fo:text-align="start" style:justify-single-word="false"/>
      <style:text-properties fo:language="es" fo:country="ES" officeooo:paragraph-rsid="00450c7c"/>
    </style:style>
    <style:style style:name="P108" style:family="paragraph" style:parent-style-name="Standard">
      <style:text-properties fo:language="es" fo:country="ES" officeooo:paragraph-rsid="002add5f"/>
    </style:style>
    <style:style style:name="P109" style:family="paragraph" style:parent-style-name="Standard">
      <style:text-properties fo:language="es" fo:country="ES" officeooo:paragraph-rsid="002eeb36"/>
    </style:style>
    <style:style style:name="P110" style:family="paragraph" style:parent-style-name="Standard">
      <style:paragraph-properties fo:text-align="center" style:justify-single-word="false"/>
      <style:text-properties fo:language="es" fo:country="ES" officeooo:paragraph-rsid="00126fe3"/>
    </style:style>
    <style:style style:name="P111" style:family="paragraph" style:parent-style-name="Standard">
      <style:paragraph-properties fo:text-align="center" style:justify-single-word="false"/>
      <style:text-properties fo:language="es" fo:country="ES" officeooo:paragraph-rsid="0035720c"/>
    </style:style>
    <style:style style:name="P112" style:family="paragraph" style:parent-style-name="Standard">
      <style:paragraph-properties fo:text-align="center" style:justify-single-word="false"/>
      <style:text-properties fo:language="es" fo:country="ES" officeooo:paragraph-rsid="00368eda"/>
    </style:style>
    <style:style style:name="P113" style:family="paragraph" style:parent-style-name="Standard">
      <style:text-properties fo:language="es" fo:country="ES" officeooo:paragraph-rsid="000b8bb3"/>
    </style:style>
    <style:style style:name="P114" style:family="paragraph" style:parent-style-name="Standard">
      <style:text-properties fo:language="es" fo:country="ES" officeooo:paragraph-rsid="003f9f5b"/>
    </style:style>
    <style:style style:name="P115" style:family="paragraph" style:parent-style-name="Standard">
      <style:text-properties fo:language="es" fo:country="ES" officeooo:paragraph-rsid="0035f000"/>
    </style:style>
    <style:style style:name="P116" style:family="paragraph" style:parent-style-name="Standard">
      <style:text-properties fo:language="es" fo:country="ES" officeooo:paragraph-rsid="00368eda"/>
    </style:style>
    <style:style style:name="P117" style:family="paragraph" style:parent-style-name="Standard">
      <style:text-properties fo:language="es" fo:country="ES" officeooo:paragraph-rsid="001052f0"/>
    </style:style>
    <style:style style:name="P118" style:family="paragraph" style:parent-style-name="Standard">
      <style:paragraph-properties fo:text-align="justify" style:justify-single-word="false"/>
      <style:text-properties fo:language="es" fo:country="ES"/>
    </style:style>
    <style:style style:name="P119" style:family="paragraph" style:parent-style-name="Standard">
      <style:text-properties fo:language="es" fo:country="ES" officeooo:paragraph-rsid="00450c7c"/>
    </style:style>
    <style:style style:name="P120" style:family="paragraph" style:parent-style-name="Standard">
      <style:text-properties fo:language="es" fo:country="ES" officeooo:paragraph-rsid="0037833b"/>
    </style:style>
    <style:style style:name="P121" style:family="paragraph" style:parent-style-name="Standard">
      <style:text-properties fo:language="es" fo:country="ES" officeooo:paragraph-rsid="0038389d"/>
    </style:style>
    <style:style style:name="P122" style:family="paragraph" style:parent-style-name="Standard">
      <style:text-properties fo:language="es" fo:country="ES" officeooo:paragraph-rsid="004344d7"/>
    </style:style>
    <style:style style:name="P123" style:family="paragraph" style:parent-style-name="Standard">
      <style:text-properties fo:language="es" fo:country="ES" officeooo:paragraph-rsid="00392545"/>
    </style:style>
    <style:style style:name="P124" style:family="paragraph" style:parent-style-name="Standard">
      <style:text-properties fo:language="es" fo:country="ES" officeooo:paragraph-rsid="003a1a39"/>
    </style:style>
    <style:style style:name="P125" style:family="paragraph" style:parent-style-name="Standard">
      <style:text-properties officeooo:paragraph-rsid="0048205f"/>
    </style:style>
    <style:style style:name="P126" style:family="paragraph" style:parent-style-name="Standard">
      <style:text-properties officeooo:paragraph-rsid="004932b9"/>
    </style:style>
    <style:style style:name="P127" style:family="paragraph" style:parent-style-name="Standard">
      <style:text-properties officeooo:paragraph-rsid="004a2d5b"/>
    </style:style>
    <style:style style:name="P128" style:family="paragraph" style:parent-style-name="Standard">
      <style:text-properties officeooo:paragraph-rsid="004c0e85"/>
    </style:style>
    <style:style style:name="P129" style:family="paragraph" style:parent-style-name="Standard">
      <style:text-properties officeooo:paragraph-rsid="004deda0"/>
    </style:style>
    <style:style style:name="P130" style:family="paragraph" style:parent-style-name="Standard">
      <style:text-properties officeooo:paragraph-rsid="004f1160"/>
    </style:style>
    <style:style style:name="P131" style:family="paragraph" style:parent-style-name="Standard">
      <style:text-properties officeooo:paragraph-rsid="0050db46"/>
    </style:style>
    <style:style style:name="P132" style:family="paragraph" style:parent-style-name="Standard">
      <style:paragraph-properties fo:text-align="start" style:justify-single-word="false"/>
      <style:text-properties fo:color="#c9211e" style:font-name="TeX Gyre Schola" fo:font-size="10pt" fo:language="es" fo:country="ES" officeooo:rsid="00594b8f" officeooo:paragraph-rsid="00594b8f" style:font-size-asian="10pt" style:font-size-complex="10pt"/>
    </style:style>
    <style:style style:name="P13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0a0e9e" officeooo:paragraph-rsid="000a0e9e" style:font-size-asian="14pt" style:font-size-complex="14pt"/>
    </style:style>
    <style:style style:name="P13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3d8d30" officeooo:paragraph-rsid="003d8d30" style:font-size-asian="14pt" style:font-size-complex="14pt"/>
    </style:style>
    <style:style style:name="P1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0a0e9e" style:font-size-asian="10pt" style:font-size-complex="10pt"/>
    </style:style>
    <style:style style:name="P13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TeX Gyre Schola" fo:font-size="24pt" fo:letter-spacing="normal" fo:language="es" fo:country="ES" fo:font-style="normal" fo:font-weight="normal" officeooo:rsid="002eeb36" officeooo:paragraph-rsid="002eeb36" style:font-size-asian="24pt" style:font-size-complex="24pt"/>
    </style:style>
    <style:style style:name="P1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eX Gyre Schola" fo:font-size="10pt" fo:language="es" fo:country="ES" officeooo:rsid="000b8bb3" officeooo:paragraph-rsid="000b8bb3" style:font-size-asian="10pt" style:font-size-complex="10pt"/>
    </style:style>
    <style:style style:name="P13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language="es" fo:country="ES" officeooo:paragraph-rsid="000a0e9e"/>
    </style:style>
    <style:style style:name="P1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es" fo:country="ES" officeooo:paragraph-rsid="000a0e9e"/>
    </style:style>
    <style:style style:name="P140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4344d7" officeooo:paragraph-rsid="00126fe3" style:font-size-asian="14pt" style:font-size-complex="14pt"/>
    </style:style>
    <style:style style:name="P141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37833b" style:font-size-asian="14pt" style:font-size-complex="14pt"/>
    </style:style>
    <style:style style:name="P142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594b8f" officeooo:paragraph-rsid="00594b8f" style:font-size-asian="10pt" style:font-size-complex="10pt"/>
    </style:style>
    <style:style style:name="P143" style:family="paragraph" style:parent-style-name="Standard">
      <style:text-properties fo:color="#ff0000" style:font-name="TeX Gyre Schola" fo:font-size="10pt" fo:language="es" fo:country="ES" officeooo:paragraph-rsid="00126fe3" style:font-size-asian="10pt" style:font-size-complex="10pt"/>
    </style:style>
    <style:style style:name="P144" style:family="paragraph" style:parent-style-name="Standard">
      <style:paragraph-properties fo:text-align="start" style:justify-single-word="false"/>
      <style:text-properties fo:color="#ff0000" style:font-name="TeX Gyre Schola" fo:font-size="12pt" fo:language="es" fo:country="ES" officeooo:rsid="00594b8f" officeooo:paragraph-rsid="0059fc97" style:font-size-asian="12pt" style:font-size-complex="12pt"/>
    </style:style>
    <style:style style:name="P145" style:family="paragraph" style:parent-style-name="Standard">
      <style:text-properties fo:color="#ff0000" style:font-name="TeX Gyre Schola" fo:font-size="12pt" fo:language="es" fo:country="ES" officeooo:rsid="0047a2eb" officeooo:paragraph-rsid="0059fc97" style:font-size-asian="12pt" style:font-size-complex="12pt"/>
    </style:style>
    <style:style style:name="P146" style:family="paragraph" style:parent-style-name="Standard">
      <style:paragraph-properties fo:text-align="start" style:justify-single-word="false"/>
      <style:text-properties style:use-window-font-color="true" fo:font-size="14pt" officeooo:paragraph-rsid="0059fc97" style:font-size-asian="14pt" style:font-size-complex="14pt"/>
    </style:style>
    <style:style style:name="P147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594b8f" officeooo:paragraph-rsid="0059fc97" style:font-size-asian="14pt" style:font-size-complex="14pt"/>
    </style:style>
    <style:style style:name="P148" style:family="paragraph" style:parent-style-name="Standard">
      <style:paragraph-properties fo:text-align="start" style:justify-single-word="false"/>
      <style:text-properties style:use-window-font-color="true" style:font-name="TeX Gyre Schola" fo:font-size="12pt" fo:language="es" fo:country="ES" officeooo:rsid="00594b8f" officeooo:paragraph-rsid="0059fc97" style:font-size-asian="10.5pt" style:font-size-complex="12pt"/>
    </style:style>
    <style:style style:name="P149" style:family="paragraph" style:parent-style-name="Standard">
      <style:text-properties style:font-name="TeX Gyre Schola" fo:font-size="14pt" fo:language="es" fo:country="ES" officeooo:rsid="0047a2eb" officeooo:paragraph-rsid="00597958" style:font-size-asian="14pt" style:font-size-complex="14pt"/>
    </style:style>
    <style:style style:name="P150" style:family="paragraph" style:parent-style-name="Standard">
      <style:text-properties fo:language="es" fo:country="ES"/>
    </style:style>
    <style:style style:name="P151" style:family="paragraph" style:parent-style-name="Standard">
      <style:text-properties officeooo:paragraph-rsid="00597958"/>
    </style:style>
    <style:style style:name="P152" style:family="paragraph" style:parent-style-name="Standard">
      <style:text-properties officeooo:paragraph-rsid="0059fc97"/>
    </style:style>
    <style:style style:name="T1" style:family="text">
      <style:text-properties fo:color="#ff0000"/>
    </style:style>
    <style:style style:name="T2" style:family="text">
      <style:text-properties fo:color="#ff0000" fo:font-size="10pt" fo:font-style="italic" officeooo:rsid="004deda0" style:font-size-asian="10pt" style:font-style-asian="italic" style:font-size-complex="10pt" style:font-style-complex="italic"/>
    </style:style>
    <style:style style:name="T3" style:family="text">
      <style:text-properties fo:color="#ff0000" fo:font-size="10pt" fo:font-style="italic" officeooo:rsid="004f1160" style:font-size-asian="10pt" style:font-style-asian="italic" style:font-size-complex="10pt" style:font-style-complex="italic"/>
    </style:style>
    <style:style style:name="T4" style:family="text">
      <style:text-properties fo:color="#ff0000" style:font-name="TeX Gyre Schola" fo:font-size="14pt" style:font-size-asian="14pt" style:font-size-complex="14pt"/>
    </style:style>
    <style:style style:name="T5" style:family="text">
      <style:text-properties fo:color="#ff0000" style:font-name="TeX Gyre Schola" fo:font-size="14pt" officeooo:rsid="00126fe3" style:font-size-asian="14pt" style:font-size-complex="14pt"/>
    </style:style>
    <style:style style:name="T6" style:family="text">
      <style:text-properties fo:color="#ff0000" style:font-name="TeX Gyre Schola" fo:font-size="14pt" officeooo:rsid="0029f084" style:font-size-asian="14pt" style:font-size-complex="14pt"/>
    </style:style>
    <style:style style:name="T7" style:family="text">
      <style:text-properties fo:color="#ff0000" style:font-name="TeX Gyre Schola" fo:font-size="14pt" officeooo:rsid="0047a2eb" style:font-size-asian="14pt" style:font-size-complex="14pt"/>
    </style:style>
    <style:style style:name="T8" style:family="text">
      <style:text-properties fo:color="#ff0000" style:font-name="TeX Gyre Schola" fo:font-size="14pt" officeooo:rsid="004a2d5b" style:font-size-asian="14pt" style:font-size-complex="14pt"/>
    </style:style>
    <style:style style:name="T9" style:family="text">
      <style:text-properties fo:color="#ff0000" style:font-name="TeX Gyre Schola" fo:font-size="14pt" officeooo:rsid="004c0e85" style:font-size-asian="14pt" style:font-size-complex="14pt"/>
    </style:style>
    <style:style style:name="T10" style:family="text">
      <style:text-properties fo:color="#ff0000" style:font-name="TeX Gyre Schola" fo:font-size="14pt" officeooo:rsid="004deda0" style:font-size-asian="14pt" style:font-size-complex="14pt"/>
    </style:style>
    <style:style style:name="T11" style:family="text">
      <style:text-properties fo:color="#ff0000" style:font-name="TeX Gyre Schola" fo:font-size="14pt" fo:letter-spacing="normal" fo:font-style="italic" fo:font-weight="normal" style:font-size-asian="14pt" style:font-size-complex="14pt"/>
    </style:style>
    <style:style style:name="T12" style:family="text">
      <style:text-properties fo:color="#ff0000" style:font-name="TeX Gyre Schola" fo:font-size="14pt" fo:letter-spacing="normal" fo:font-style="italic" fo:font-weight="normal" officeooo:rsid="004134c7" style:font-size-asian="14pt" style:font-size-complex="14pt"/>
    </style:style>
    <style:style style:name="T13" style:family="text">
      <style:text-properties fo:color="#ff0000" style:font-name="TeX Gyre Schola" fo:font-size="14pt" fo:language="es" fo:country="ES" style:text-underline-style="none" officeooo:rsid="001052f0" style:font-size-asian="14pt" style:font-size-complex="14pt"/>
    </style:style>
    <style:style style:name="T14" style:family="text">
      <style:text-properties fo:color="#ff0000" style:font-name="TeX Gyre Schola" fo:font-size="14pt" fo:language="es" fo:country="ES" style:text-underline-style="none" officeooo:rsid="00553729" style:font-size-asian="14pt" style:font-size-complex="14pt"/>
    </style:style>
    <style:style style:name="T15" style:family="text">
      <style:text-properties fo:color="#ff0000" style:font-name="TeX Gyre Schola" fo:font-size="14pt" fo:language="es" fo:country="ES" style:text-underline-style="none" officeooo:rsid="004344d7" style:font-size-asian="14pt" style:font-size-complex="14pt"/>
    </style:style>
    <style:style style:name="T16" style:family="text">
      <style:text-properties fo:color="#ff0000" style:font-name="TeX Gyre Schola" fo:font-size="14pt" fo:language="es" fo:country="ES" officeooo:rsid="0047a2eb" style:font-size-asian="14pt" style:font-size-complex="14pt"/>
    </style:style>
    <style:style style:name="T17" style:family="text">
      <style:text-properties fo:color="#ff0000" style:font-name="TeX Gyre Schola" fo:font-size="12pt" style:font-size-asian="12pt" style:font-size-complex="12pt"/>
    </style:style>
    <style:style style:name="T18" style:family="text">
      <style:text-properties fo:color="#ff0000" style:font-name="TeX Gyre Schola" fo:font-size="12pt" officeooo:rsid="0047a2eb" style:font-size-asian="12pt" style:font-size-complex="12pt"/>
    </style:style>
    <style:style style:name="T19" style:family="text">
      <style:text-properties fo:color="#ff0000" style:font-name="TeX Gyre Schola" fo:font-size="10pt" officeooo:rsid="00450c7c" style:font-size-asian="10pt" style:font-size-complex="10pt"/>
    </style:style>
    <style:style style:name="T20" style:family="text">
      <style:text-properties fo:color="#ff0000" style:font-name="TeX Gyre Schola" fo:font-size="10pt" officeooo:rsid="004a2d5b" style:font-size-asian="10pt" style:font-size-complex="10pt"/>
    </style:style>
    <style:style style:name="T21" style:family="text">
      <style:text-properties fo:color="#ff0000" style:font-name="TeX Gyre Schola" fo:font-size="10pt" officeooo:rsid="0048205f" style:font-size-asian="10pt" style:font-size-complex="10pt"/>
    </style:style>
    <style:style style:name="T22" style:family="text">
      <style:text-properties fo:color="#ff0000" style:font-name="TeX Gyre Schola" fo:font-size="10pt" officeooo:rsid="004c0e85" style:font-size-asian="10pt" style:font-size-complex="10pt"/>
    </style:style>
    <style:style style:name="T23" style:family="text">
      <style:text-properties fo:color="#ff0000" style:font-name="TeX Gyre Schola" fo:font-size="10pt" officeooo:rsid="004deda0" style:font-size-asian="10pt" style:font-size-complex="10pt"/>
    </style:style>
    <style:style style:name="T24" style:family="text">
      <style:text-properties fo:color="#ff0000" style:font-name="TeX Gyre Schola" fo:font-size="10pt" fo:language="es" fo:country="ES" officeooo:rsid="00450c7c" style:font-size-asian="10pt" style:font-size-complex="10pt"/>
    </style:style>
    <style:style style:name="T25" style:family="text">
      <style:text-properties fo:color="#ff0000" style:font-size-asian="14pt" style:font-size-complex="14pt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fo:color="#ff0000" fo:font-style="italic" officeooo:rsid="0048205f" style:font-style-asian="italic" style:font-style-complex="italic"/>
    </style:style>
    <style:style style:name="T28" style:family="text">
      <style:text-properties fo:color="#ff0000" fo:font-style="italic" officeooo:rsid="0048205f" style:font-style-asian="italic" style:font-size-complex="16pt" style:font-style-complex="italic"/>
    </style:style>
    <style:style style:name="T29" style:family="text">
      <style:text-properties fo:font-variant="normal" fo:text-transform="none" fo:color="#ff0000" style:font-name="TeX Gyre Schola" fo:font-size="14pt" fo:letter-spacing="normal" fo:font-style="normal" fo:font-weight="normal" officeooo:rsid="000a0e9e" style:font-size-asian="14pt" style:font-size-complex="14pt"/>
    </style:style>
    <style:style style:name="T30" style:family="text">
      <style:text-properties fo:font-variant="normal" fo:text-transform="none" fo:color="#ff0000" style:font-name="TeX Gyre Schola" fo:font-size="14pt" fo:letter-spacing="normal" fo:font-style="normal" fo:font-weight="normal" officeooo:rsid="0007c8ce" style:font-size-asian="14pt" style:font-size-complex="14pt"/>
    </style:style>
    <style:style style:name="T31" style:family="text">
      <style:text-properties fo:font-variant="normal" fo:text-transform="none" fo:color="#ff0000" style:font-name="TeX Gyre Schola" fo:font-size="14pt" fo:letter-spacing="normal" fo:font-style="normal" fo:font-weight="normal" officeooo:rsid="0029f084" style:font-size-asian="14pt" style:font-size-complex="14pt"/>
    </style:style>
    <style:style style:name="T32" style:family="text">
      <style:text-properties fo:font-variant="normal" fo:text-transform="none" fo:color="#ff0000" style:font-name="TeX Gyre Schola" fo:font-size="14pt" fo:letter-spacing="normal" fo:font-style="normal" fo:font-weight="normal" officeooo:rsid="003d272b" style:font-size-asian="14pt" style:font-size-complex="14pt"/>
    </style:style>
    <style:style style:name="T33" style:family="text">
      <style:text-properties fo:font-variant="normal" fo:text-transform="none" fo:color="#ff0000" style:font-name="TeX Gyre Schola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34" style:family="text">
      <style:text-properties fo:font-variant="normal" fo:text-transform="none" fo:color="#ff0000" style:font-name="TeX Gyre Schola" fo:font-size="14pt" fo:letter-spacing="normal" fo:font-style="normal" fo:font-weight="normal" officeooo:rsid="004134c7" style:font-name-asian="TeX Gyre Schola1" style:font-size-asian="14pt" style:font-name-complex="TeX Gyre Schola1" style:font-size-complex="14pt"/>
    </style:style>
    <style:style style:name="T35" style:family="text">
      <style:text-properties fo:font-variant="normal" fo:text-transform="none" fo:color="#ff0000" style:font-name="TeX Gyre Schola" fo:font-size="14pt" fo:letter-spacing="normal" fo:font-style="normal" fo:font-weight="normal" officeooo:rsid="0040c11c" style:font-name-asian="TeX Gyre Schola1" style:font-size-asian="14pt" style:font-name-complex="TeX Gyre Schola1" style:font-size-complex="14pt"/>
    </style:style>
    <style:style style:name="T36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a0e9e" style:font-size-asian="10pt" style:font-size-complex="10pt"/>
    </style:style>
    <style:style style:name="T37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b8bb3" style:font-size-asian="10pt" style:font-size-complex="10pt"/>
    </style:style>
    <style:style style:name="T38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1052f0" style:font-size-asian="10pt" style:font-size-complex="10pt"/>
    </style:style>
    <style:style style:name="T39" style:family="text">
      <style:text-properties fo:font-variant="normal" fo:text-transform="none" fo:color="#ff0000" style:font-name="TeX Gyre Schola" fo:letter-spacing="normal" fo:font-style="normal" fo:font-weight="normal" officeooo:rsid="0007c8ce"/>
    </style:style>
    <style:style style:name="T40" style:family="text">
      <style:text-properties fo:font-variant="normal" fo:text-transform="none" fo:color="#ff0000" style:font-name="TeX Gyre Schola" fo:font-size="12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color="#ff0000" style:font-name="TeX Gyre Schola" fo:font-size="12pt" fo:letter-spacing="normal" fo:font-style="normal" fo:font-weight="normal" officeooo:rsid="002eb25e" style:font-size-asian="14pt" style:font-size-complex="14pt"/>
    </style:style>
    <style:style style:name="T42" style:family="text">
      <style:text-properties fo:font-variant="normal" fo:text-transform="none" fo:color="#ff0000" fo:letter-spacing="normal" fo:font-style="normal" fo:font-weight="normal"/>
    </style:style>
    <style:style style:name="T43" style:family="text">
      <style:text-properties fo:font-variant="normal" fo:text-transform="none" fo:color="#ff0000" fo:letter-spacing="normal" fo:font-style="normal" fo:font-weight="normal" officeooo:rsid="000a0e9e"/>
    </style:style>
    <style:style style:name="T44" style:family="text">
      <style:text-properties fo:font-variant="normal" fo:text-transform="none" fo:color="#ff0000" fo:letter-spacing="normal" fo:font-style="normal" fo:font-weight="normal" officeooo:rsid="0007c8ce"/>
    </style:style>
    <style:style style:name="T45" style:family="text">
      <style:text-properties fo:font-variant="normal" fo:text-transform="none" fo:color="#ff0000" fo:letter-spacing="normal" fo:font-style="normal" fo:font-weight="normal" officeooo:rsid="0056cea4"/>
    </style:style>
    <style:style style:name="T46" style:family="text">
      <style:text-properties fo:font-variant="normal" fo:text-transform="none" fo:color="#ff0000" fo:font-size="10pt" fo:letter-spacing="normal" fo:font-style="normal" style:text-underline-style="none" fo:font-weight="normal" officeooo:rsid="000a0e9e" style:font-size-asian="10pt" style:font-size-complex="10pt"/>
    </style:style>
    <style:style style:name="T47" style:family="text">
      <style:text-properties fo:font-variant="normal" fo:text-transform="none" fo:color="#ff0000" style:font-name="TeX Gyre Schola1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48" style:family="text">
      <style:text-properties fo:font-variant="normal" fo:text-transform="none" fo:color="#202124" style:font-name="TeX Gyre Schola" fo:font-size="14pt" fo:letter-spacing="normal" fo:font-style="normal" fo:font-weight="normal" officeooo:rsid="0007c8ce" style:font-size-asian="14pt" style:font-size-complex="14pt"/>
    </style:style>
    <style:style style:name="T49" style:family="text">
      <style:text-properties fo:font-variant="normal" fo:text-transform="none" fo:color="#202124" style:font-name="TeX Gyre Schola" fo:font-size="14pt" fo:letter-spacing="normal" fo:font-style="normal" fo:font-weight="normal" officeooo:rsid="000a0e9e" style:font-size-asian="14pt" style:font-size-complex="14pt"/>
    </style:style>
    <style:style style:name="T50" style:family="text">
      <style:text-properties fo:font-variant="normal" fo:text-transform="none" fo:color="#202124" style:font-name="TeX Gyre Schola" fo:font-size="14pt" fo:letter-spacing="normal" fo:font-style="normal" fo:font-weight="normal" officeooo:rsid="0029f084" style:font-size-asian="14pt" style:font-size-complex="14pt"/>
    </style:style>
    <style:style style:name="T51" style:family="text">
      <style:text-properties fo:font-variant="normal" fo:text-transform="none" fo:color="#202124" style:font-name="TeX Gyre Schola" fo:letter-spacing="normal" fo:font-style="normal" fo:font-weight="normal" officeooo:rsid="0007c8ce"/>
    </style:style>
    <style:style style:name="T52" style:family="text">
      <style:text-properties fo:font-variant="normal" fo:text-transform="none" fo:color="#202124" fo:letter-spacing="normal" fo:font-style="normal" fo:font-weight="normal" officeooo:rsid="0007c8ce"/>
    </style:style>
    <style:style style:name="T53" style:family="text">
      <style:text-properties fo:font-variant="normal" fo:text-transform="none" fo:color="#000000" fo:letter-spacing="normal" fo:font-style="normal" fo:font-weight="normal"/>
    </style:style>
    <style:style style:name="T54" style:family="text">
      <style:text-properties fo:font-variant="normal" fo:text-transform="none" fo:color="#000000" fo:letter-spacing="normal" fo:font-style="normal" fo:font-weight="normal" officeooo:rsid="002eb25e"/>
    </style:style>
    <style:style style:name="T55" style:family="text">
      <style:text-properties fo:font-variant="normal" fo:text-transform="none" fo:color="#000000" fo:letter-spacing="normal" fo:font-style="italic" fo:font-weight="normal"/>
    </style:style>
    <style:style style:name="T56" style:family="text">
      <style:text-properties fo:font-variant="normal" fo:text-transform="none" fo:color="#000000" fo:letter-spacing="normal" fo:font-style="italic" fo:font-weight="normal" officeooo:rsid="004344d7"/>
    </style:style>
    <style:style style:name="T57" style:family="text">
      <style:text-properties fo:font-variant="normal" fo:text-transform="none" fo:color="#000000" style:font-name="TeX Gyre Schola" fo:font-size="14pt" fo:letter-spacing="normal" fo:font-style="normal" fo:font-weight="normal" style:font-size-asian="14pt" style:font-size-complex="14pt"/>
    </style:style>
    <style:style style:name="T58" style:family="text">
      <style:text-properties fo:font-variant="normal" fo:text-transform="none" fo:color="#000000" style:font-name="TeX Gyre Schola" fo:font-size="14pt" fo:letter-spacing="normal" fo:font-style="normal" fo:font-weight="normal" officeooo:rsid="00368eda" style:font-size-asian="14pt" style:font-size-complex="14pt"/>
    </style:style>
    <style:style style:name="T59" style:family="text">
      <style:text-properties fo:font-variant="normal" fo:text-transform="none" fo:color="#000000" style:font-name="TeX Gyre Schola" fo:font-size="14pt" fo:letter-spacing="normal" fo:font-style="normal" fo:font-weight="normal" officeooo:rsid="003f780b" style:font-size-asian="14pt" style:font-size-complex="14pt"/>
    </style:style>
    <style:style style:name="T60" style:family="text">
      <style:text-properties fo:font-variant="normal" fo:text-transform="none" fo:color="#000000" style:font-name="TeX Gyre Schola" fo:font-size="14pt" fo:letter-spacing="normal" fo:font-style="normal" fo:font-weight="normal" officeooo:rsid="004134c7" style:font-size-asian="14pt" style:font-size-complex="14pt"/>
    </style:style>
    <style:style style:name="T61" style:family="text">
      <style:text-properties fo:font-variant="normal" fo:text-transform="none" fo:color="#000000" style:font-name="TeX Gyre Schola" fo:font-size="14pt" fo:letter-spacing="normal" fo:font-style="normal" fo:font-weight="normal" officeooo:rsid="004344d7" style:font-size-asian="14pt" style:font-size-complex="14pt"/>
    </style:style>
    <style:style style:name="T62" style:family="text">
      <style:text-properties fo:font-variant="normal" fo:text-transform="none" fo:color="#000000" style:font-name="TeX Gyre Schola" fo:font-size="14pt" fo:letter-spacing="normal" fo:font-style="normal" fo:font-weight="normal" officeooo:rsid="00450c7c" style:font-size-asian="14pt" style:font-size-complex="14pt"/>
    </style:style>
    <style:style style:name="T63" style:family="text">
      <style:text-properties fo:font-variant="normal" fo:text-transform="none" fo:color="#000000" style:font-name="TeX Gyre Schola" fo:font-size="14pt" fo:letter-spacing="normal" fo:font-style="normal" fo:font-weight="normal" officeooo:rsid="0047a2eb" style:font-size-asian="14pt" style:font-size-complex="14pt"/>
    </style:style>
    <style:style style:name="T64" style:family="text">
      <style:text-properties fo:font-variant="normal" fo:text-transform="none" fo:color="#000000" style:font-name="TeX Gyre Schola" fo:font-size="14pt" fo:letter-spacing="normal" fo:font-style="normal" fo:font-weight="normal" officeooo:rsid="004344d7" style:font-size-asian="14pt" style:font-style-asian="normal" style:font-size-complex="14pt" style:font-style-complex="normal"/>
    </style:style>
    <style:style style:name="T65" style:family="text">
      <style:text-properties fo:font-variant="normal" fo:text-transform="none" fo:color="#000000" style:font-name="TeX Gyre Schola" fo:font-size="14pt" fo:letter-spacing="normal" fo:font-style="normal" fo:font-weight="normal" officeooo:rsid="00450c7c" style:font-size-asian="14pt" style:font-style-asian="normal" style:font-size-complex="14pt" style:font-style-complex="normal"/>
    </style:style>
    <style:style style:name="T66" style:family="text">
      <style:text-properties fo:font-variant="normal" fo:text-transform="none" fo:color="#000000" style:font-name="TeX Gyre Schola" fo:font-size="14pt" fo:letter-spacing="normal" fo:font-style="italic" fo:font-weight="normal" style:font-size-asian="14pt" style:font-size-complex="14pt"/>
    </style:style>
    <style:style style:name="T67" style:family="text">
      <style:text-properties fo:font-variant="normal" fo:text-transform="none" fo:color="#000000" style:font-name="TeX Gyre Schola" fo:font-size="14pt" fo:letter-spacing="normal" fo:font-style="italic" fo:font-weight="normal" officeooo:rsid="003f9f5b" style:font-size-asian="14pt" style:font-size-complex="14pt"/>
    </style:style>
    <style:style style:name="T68" style:family="text">
      <style:text-properties fo:font-variant="normal" fo:text-transform="none" fo:color="#000000" style:font-name="TeX Gyre Schola" fo:font-size="14pt" fo:letter-spacing="normal" fo:font-style="italic" fo:font-weight="normal" officeooo:rsid="0038389d" style:font-size-asian="14pt" style:font-size-complex="14pt"/>
    </style:style>
    <style:style style:name="T69" style:family="text">
      <style:text-properties fo:font-variant="normal" fo:text-transform="none" fo:color="#000000" style:font-name="TeX Gyre Schola" fo:font-size="14pt" fo:letter-spacing="normal" fo:font-style="italic" fo:font-weight="normal" officeooo:rsid="004344d7" style:font-size-asian="14pt" style:font-size-complex="14pt"/>
    </style:style>
    <style:style style:name="T70" style:family="text">
      <style:text-properties fo:font-variant="normal" fo:text-transform="none" fo:color="#000000" style:font-name="TeX Gyre Schola" fo:font-size="14pt" fo:letter-spacing="normal" fo:font-style="italic" fo:font-weight="normal" officeooo:rsid="004344d7" style:font-size-asian="14pt" style:font-style-asian="italic" style:font-size-complex="14pt" style:font-style-complex="italic"/>
    </style:style>
    <style:style style:name="T71" style:family="text">
      <style:text-properties fo:font-variant="normal" fo:text-transform="none" fo:color="#000000" style:font-name="TeX Gyre Schola" fo:letter-spacing="normal" fo:font-style="normal" fo:font-weight="normal"/>
    </style:style>
    <style:style style:name="T72" style:family="text">
      <style:text-properties fo:font-variant="normal" fo:text-transform="none" fo:color="#000000" style:font-name="TeX Gyre Schola" fo:letter-spacing="normal" fo:font-style="normal" fo:font-weight="normal" style:font-size-asian="14pt" style:font-size-complex="14pt"/>
    </style:style>
    <style:style style:name="T73" style:family="text">
      <style:text-properties fo:font-variant="normal" fo:text-transform="none" fo:color="#000000" style:font-name="TeX Gyre Schola1" fo:font-size="14pt" fo:letter-spacing="normal" fo:font-style="italic" fo:font-weight="normal" officeooo:rsid="003f9f5b" style:font-size-asian="14pt" style:font-size-complex="14pt"/>
    </style:style>
    <style:style style:name="T74" style:family="text">
      <style:text-properties fo:font-variant="normal" fo:text-transform="none" fo:letter-spacing="normal" fo:font-style="normal"/>
    </style:style>
    <style:style style:name="T75" style:family="text">
      <style:text-properties fo:font-variant="normal" fo:text-transform="none" fo:letter-spacing="normal" fo:font-style="normal" officeooo:rsid="0028e4b8" style:font-name-asian="TeX Gyre Schola1" style:font-name-complex="TeX Gyre Schola1"/>
    </style:style>
    <style:style style:name="T76" style:family="text">
      <style:text-properties fo:font-variant="normal" fo:text-transform="none" fo:letter-spacing="normal" fo:font-style="italic" fo:font-weight="normal"/>
    </style:style>
    <style:style style:name="T77" style:family="text">
      <style:text-properties fo:font-variant="normal" fo:text-transform="none" fo:letter-spacing="normal" fo:font-style="italic" fo:font-weight="normal" officeooo:rsid="004344d7"/>
    </style:style>
    <style:style style:name="T78" style:family="text">
      <style:text-properties style:font-name="TeX Gyre Schola" fo:font-size="14pt" style:font-size-asian="14pt" style:font-size-complex="14pt"/>
    </style:style>
    <style:style style:name="T79" style:family="text">
      <style:text-properties style:font-name="TeX Gyre Schola" fo:font-size="14pt" officeooo:rsid="00368eda" style:font-size-asian="14pt" style:font-size-complex="14pt"/>
    </style:style>
    <style:style style:name="T80" style:family="text">
      <style:text-properties style:font-name="TeX Gyre Schola" fo:font-size="14pt" officeooo:rsid="00126fe3" style:font-size-asian="14pt" style:font-size-complex="14pt"/>
    </style:style>
    <style:style style:name="T81" style:family="text">
      <style:text-properties style:font-name="TeX Gyre Schola" fo:font-size="14pt" officeooo:rsid="0047a2eb" style:font-size-asian="14pt" style:font-size-complex="14pt"/>
    </style:style>
    <style:style style:name="T82" style:family="text">
      <style:text-properties style:font-name="TeX Gyre Schola" fo:font-size="14pt" officeooo:rsid="0048205f" style:font-size-asian="14pt" style:font-size-complex="14pt"/>
    </style:style>
    <style:style style:name="T83" style:family="text">
      <style:text-properties style:font-name="TeX Gyre Schola" fo:font-size="14pt" officeooo:rsid="004932b9" style:font-size-asian="14pt" style:font-size-complex="14pt"/>
    </style:style>
    <style:style style:name="T84" style:family="text">
      <style:text-properties style:font-name="TeX Gyre Schola" fo:font-size="14pt" officeooo:rsid="004c0e85" style:font-size-asian="14pt" style:font-size-complex="14pt"/>
    </style:style>
    <style:style style:name="T85" style:family="text">
      <style:text-properties style:font-name="TeX Gyre Schola" fo:font-size="14pt" officeooo:rsid="004deda0" style:font-size-asian="14pt" style:font-size-complex="14pt"/>
    </style:style>
    <style:style style:name="T86" style:family="text">
      <style:text-properties style:font-name="TeX Gyre Schola" fo:font-size="14pt" officeooo:rsid="004f1160" style:font-size-asian="14pt" style:font-size-complex="14pt"/>
    </style:style>
    <style:style style:name="T87" style:family="text">
      <style:text-properties style:font-name="TeX Gyre Schola" fo:font-size="14pt" fo:font-style="italic" officeooo:rsid="003f9f5b" style:font-size-asian="14pt" style:font-style-asian="italic" style:font-size-complex="14pt" style:font-style-complex="italic"/>
    </style:style>
    <style:style style:name="T88" style:family="text">
      <style:text-properties style:font-name="TeX Gyre Schola" fo:font-size="14pt" fo:font-style="italic" officeooo:rsid="0040c11c" style:font-size-asian="14pt" style:font-style-asian="italic" style:font-size-complex="14pt" style:font-style-complex="italic"/>
    </style:style>
    <style:style style:name="T89" style:family="text">
      <style:text-properties style:font-name="TeX Gyre Schola" fo:font-size="14pt" fo:font-style="italic" officeooo:rsid="00466f2d" style:font-size-asian="14pt" style:font-style-asian="italic" style:font-size-complex="14pt" style:font-style-complex="italic"/>
    </style:style>
    <style:style style:name="T90" style:family="text">
      <style:text-properties style:font-name="TeX Gyre Schola" fo:font-size="14pt" fo:language="es" fo:country="ES" officeooo:rsid="0047a2eb" style:font-size-asian="14pt" style:font-size-complex="14pt"/>
    </style:style>
    <style:style style:name="T91" style:family="text">
      <style:text-properties style:font-name="TeX Gyre Schola" fo:font-size="14pt" fo:language="es" fo:country="ES" officeooo:rsid="0059fc97" style:font-size-asian="14pt" style:font-size-complex="14pt"/>
    </style:style>
    <style:style style:name="T92" style:family="text">
      <style:text-properties style:font-name="TeX Gyre Schola" style:font-size-asian="14pt" style:font-size-complex="14pt"/>
    </style:style>
    <style:style style:name="T93" style:family="text">
      <style:text-properties style:font-name="TeX Gyre Schola" fo:font-size="10pt" officeooo:rsid="00450c7c" style:font-size-asian="10pt" style:font-size-complex="10pt"/>
    </style:style>
    <style:style style:name="T94" style:family="text">
      <style:text-properties style:font-name="TeX Gyre Schola" fo:font-size="10pt" officeooo:rsid="0047a2eb" style:font-size-asian="10pt" style:font-size-complex="10pt"/>
    </style:style>
    <style:style style:name="T95" style:family="text">
      <style:text-properties style:font-name="TeX Gyre Schola" fo:font-size="10pt" officeooo:rsid="0048205f" style:font-size-asian="10pt" style:font-size-complex="10pt"/>
    </style:style>
    <style:style style:name="T96" style:family="text">
      <style:text-properties style:font-name="TeX Gyre Schola" fo:font-size="10pt" officeooo:rsid="004a2d5b" style:font-size-asian="10pt" style:font-size-complex="10pt"/>
    </style:style>
    <style:style style:name="T97" style:family="text">
      <style:text-properties style:font-name="TeX Gyre Schola" fo:font-size="10pt" officeooo:rsid="004c0e85" style:font-size-asian="10pt" style:font-size-complex="10pt"/>
    </style:style>
    <style:style style:name="T98" style:family="text">
      <style:text-properties style:font-name="TeX Gyre Schola" fo:font-size="10pt" officeooo:rsid="004deda0" style:font-size-asian="10pt" style:font-size-complex="10pt"/>
    </style:style>
    <style:style style:name="T99" style:family="text">
      <style:text-properties style:font-name="TeX Gyre Schola" fo:language="es" fo:country="ES" officeooo:rsid="00594b8f"/>
    </style:style>
    <style:style style:name="T100" style:family="text">
      <style:text-properties style:font-name="TeX Gyre Schola" fo:language="es" fo:country="ES" officeooo:rsid="0059fc97"/>
    </style:style>
    <style:style style:name="T101" style:family="text">
      <style:text-properties officeooo:rsid="00126fe3"/>
    </style:style>
    <style:style style:name="T102" style:family="text">
      <style:text-properties style:use-window-font-color="true"/>
    </style:style>
    <style:style style:name="T103" style:family="text">
      <style:text-properties style:use-window-font-color="true" style:font-name="TeX Gyre Schola" fo:font-size="14pt" officeooo:rsid="0029f084" style:font-size-asian="14pt" style:font-size-complex="14pt"/>
    </style:style>
    <style:style style:name="T104" style:family="text">
      <style:text-properties style:use-window-font-color="true" style:font-name="TeX Gyre Schola" fo:font-size="14pt" officeooo:rsid="003d272b" style:font-size-asian="14pt" style:font-size-complex="14pt"/>
    </style:style>
    <style:style style:name="T105" style:family="text">
      <style:text-properties style:use-window-font-color="true" style:font-name="TeX Gyre Schola" fo:font-size="14pt" officeooo:rsid="003d8d30" style:font-size-asian="14pt" style:font-size-complex="14pt"/>
    </style:style>
    <style:style style:name="T106" style:family="text">
      <style:text-properties style:use-window-font-color="true" style:font-name="TeX Gyre Schola" fo:font-size="14pt" officeooo:rsid="004a2d5b" style:font-size-asian="14pt" style:font-size-complex="14pt"/>
    </style:style>
    <style:style style:name="T107" style:family="text">
      <style:text-properties style:use-window-font-color="true" style:font-name="TeX Gyre Schola" fo:font-size="14pt" officeooo:rsid="004c0e85" style:font-size-asian="14pt" style:font-size-complex="14pt"/>
    </style:style>
    <style:style style:name="T108" style:family="text">
      <style:text-properties style:use-window-font-color="true" style:font-name="TeX Gyre Schola" fo:font-size="14pt" officeooo:rsid="004deda0" style:font-size-asian="14pt" style:font-size-complex="14pt"/>
    </style:style>
    <style:style style:name="T109" style:family="text">
      <style:text-properties style:use-window-font-color="true" style:font-name="TeX Gyre Schola" fo:font-size="14pt" fo:font-style="italic" officeooo:rsid="003d272b" style:font-size-asian="14pt" style:font-style-asian="italic" style:font-size-complex="14pt" style:font-style-complex="italic"/>
    </style:style>
    <style:style style:name="T110" style:family="text">
      <style:text-properties style:use-window-font-color="true" style:font-name="TeX Gyre Schola" fo:font-size="14pt" fo:font-style="italic" officeooo:rsid="0029f084" style:font-size-asian="14pt" style:font-style-asian="italic" style:font-size-complex="14pt" style:font-style-complex="italic"/>
    </style:style>
    <style:style style:name="T111" style:family="text">
      <style:text-properties style:use-window-font-color="true" style:font-name="TeX Gyre Schola" fo:font-size="14pt" fo:font-style="italic" officeooo:rsid="00450c7c" style:font-size-asian="14pt" style:font-style-asian="italic" style:font-size-complex="14pt" style:font-style-complex="italic"/>
    </style:style>
    <style:style style:name="T112" style:family="text">
      <style:text-properties style:use-window-font-color="true" style:font-name="TeX Gyre Schola" fo:font-size="14pt" fo:language="es" fo:country="ES" officeooo:rsid="0047a2eb" style:font-size-asian="14pt" style:font-size-complex="14pt"/>
    </style:style>
    <style:style style:name="T113" style:family="text">
      <style:text-properties style:use-window-font-color="true" style:font-name="TeX Gyre Schola" fo:font-size="14pt" fo:language="es" fo:country="ES" officeooo:rsid="0050db46" style:font-size-asian="14pt" style:font-size-complex="14pt"/>
    </style:style>
    <style:style style:name="T114" style:family="text">
      <style:text-properties style:use-window-font-color="true" style:font-name="TeX Gyre Schola" fo:font-size="10pt" officeooo:rsid="00450c7c" style:font-size-asian="10pt" style:font-size-complex="10pt"/>
    </style:style>
    <style:style style:name="T115" style:family="text">
      <style:text-properties style:use-window-font-color="true" style:font-name="TeX Gyre Schola" fo:font-size="10pt" officeooo:rsid="0047a2eb" style:font-size-asian="10pt" style:font-size-complex="10pt"/>
    </style:style>
    <style:style style:name="T116" style:family="text">
      <style:text-properties style:use-window-font-color="true" style:font-name="TeX Gyre Schola" fo:font-size="10pt" officeooo:rsid="0056cea4" style:font-size-asian="10pt" style:font-size-complex="10pt"/>
    </style:style>
    <style:style style:name="T117" style:family="text">
      <style:text-properties style:use-window-font-color="true" style:font-name="TeX Gyre Schola" fo:font-size="10pt" fo:language="es" fo:country="ES" officeooo:rsid="0047a2eb" style:font-size-asian="10pt" style:font-size-complex="10pt"/>
    </style:style>
    <style:style style:name="T118" style:family="text">
      <style:text-properties style:use-window-font-color="true" style:font-name="TeX Gyre Schola1" officeooo:rsid="002add5f"/>
    </style:style>
    <style:style style:name="T119" style:family="text">
      <style:text-properties style:use-window-font-color="true" style:font-name="TeX Gyre Schola1" fo:font-size="14pt" officeooo:rsid="003d8d30" style:font-size-asian="14pt" style:font-size-complex="14pt"/>
    </style:style>
    <style:style style:name="T120" style:family="text">
      <style:text-properties style:use-window-font-color="true" fo:font-style="italic" style:font-style-asian="italic" style:font-style-complex="italic"/>
    </style:style>
    <style:style style:name="T121" style:family="text">
      <style:text-properties style:use-window-font-color="true" fo:font-style="italic" officeooo:rsid="003d272b" style:font-style-asian="italic" style:font-style-complex="italic"/>
    </style:style>
    <style:style style:name="T122" style:family="text">
      <style:text-properties style:use-window-font-color="true" fo:font-style="italic" officeooo:rsid="00450c7c" style:font-style-asian="italic" style:font-style-complex="italic"/>
    </style:style>
    <style:style style:name="T123" style:family="text">
      <style:text-properties officeooo:rsid="001a6b89"/>
    </style:style>
    <style:style style:name="T124" style:family="text">
      <style:text-properties style:font-name="TeX Gyre Schola1" officeooo:rsid="002add5f"/>
    </style:style>
    <style:style style:name="T125" style:family="text">
      <style:text-properties fo:color="#000000" style:font-name="TeX Gyre Schola" fo:font-size="14pt" fo:letter-spacing="normal" fo:font-style="italic" fo:font-weight="normal" style:font-size-asian="14pt" style:font-size-complex="14pt"/>
    </style:style>
    <style:style style:name="T126" style:family="text">
      <style:text-properties fo:color="#000000" style:font-name="TeX Gyre Schola" fo:font-size="14pt" fo:letter-spacing="normal" fo:font-style="italic" fo:font-weight="normal" officeooo:rsid="002eb25e" style:font-size-asian="14pt" style:font-size-complex="14pt"/>
    </style:style>
    <style:style style:name="T127" style:family="text">
      <style:text-properties fo:color="#000000" style:font-name="TeX Gyre Schola" fo:font-size="14pt" fo:letter-spacing="normal" fo:font-style="italic" fo:font-weight="normal" officeooo:rsid="003f9f5b" style:font-size-asian="14pt" style:font-size-complex="14pt"/>
    </style:style>
    <style:style style:name="T128" style:family="text">
      <style:text-properties fo:color="#000000" style:font-name="TeX Gyre Schola" fo:font-size="14pt" fo:letter-spacing="normal" fo:font-style="italic" fo:font-weight="normal" officeooo:rsid="0040c11c" style:font-size-asian="14pt" style:font-size-complex="14pt"/>
    </style:style>
    <style:style style:name="T129" style:family="text">
      <style:text-properties fo:color="#000000" style:font-name="TeX Gyre Schola" fo:font-size="14pt" fo:letter-spacing="normal" fo:font-style="italic" fo:font-weight="normal" officeooo:rsid="004344d7" style:font-size-asian="14pt" style:font-size-complex="14pt"/>
    </style:style>
    <style:style style:name="T130" style:family="text">
      <style:text-properties fo:color="#000000" style:font-name="TeX Gyre Schola" fo:font-size="14pt" fo:letter-spacing="normal" fo:font-style="italic" fo:font-weight="normal" officeooo:rsid="00450c7c" style:font-size-asian="14pt" style:font-size-complex="14pt"/>
    </style:style>
    <style:style style:name="T131" style:family="text">
      <style:text-properties fo:color="#000000" style:font-name="TeX Gyre Schola" fo:font-size="14pt" fo:letter-spacing="normal" fo:font-style="italic" fo:font-weight="normal" style:font-size-asian="14pt" style:font-style-asian="italic" style:font-size-complex="14pt" style:font-style-complex="italic"/>
    </style:style>
    <style:style style:name="T132" style:family="text">
      <style:text-properties fo:color="#000000" style:font-name="TeX Gyre Schola1" fo:font-size="14pt" fo:letter-spacing="normal" fo:font-style="italic" fo:font-weight="normal" officeooo:rsid="003f9f5b" style:font-size-asian="14pt" style:font-size-complex="14pt"/>
    </style:style>
    <style:style style:name="T133" style:family="text">
      <style:text-properties fo:color="#000000" fo:letter-spacing="normal" fo:font-style="italic" fo:font-weight="normal" style:font-size-asian="14pt" style:font-size-complex="14pt"/>
    </style:style>
    <style:style style:name="T134" style:family="text">
      <style:text-properties fo:color="#000000" fo:letter-spacing="normal" fo:font-style="italic" fo:font-weight="normal" officeooo:rsid="0040c11c" style:font-size-asian="14pt" style:font-size-complex="14pt"/>
    </style:style>
    <style:style style:name="T135" style:family="text">
      <style:text-properties fo:color="#000000" fo:letter-spacing="normal" fo:font-style="italic" fo:font-weight="normal" officeooo:rsid="004344d7" style:font-size-asian="14pt" style:font-size-complex="14pt"/>
    </style:style>
    <style:style style:name="T136" style:family="text">
      <style:text-properties fo:color="#000000" fo:letter-spacing="normal" fo:font-style="italic" fo:font-weight="normal" style:font-size-asian="14pt" style:font-style-asian="italic" style:font-size-complex="14pt" style:font-style-complex="italic"/>
    </style:style>
    <style:style style:name="T137" style:family="text">
      <style:text-properties fo:color="#000000" fo:letter-spacing="normal" fo:font-style="italic" fo:font-weight="normal" officeooo:rsid="003f9f5b" style:font-size-asian="14pt" style:font-style-asian="italic" style:font-size-complex="14pt" style:font-style-complex="italic"/>
    </style:style>
    <style:style style:name="T138" style:family="text">
      <style:text-properties fo:color="#000000" fo:letter-spacing="normal" fo:font-style="italic" fo:font-weight="normal" officeooo:rsid="0040c11c" style:font-size-asian="14pt" style:font-style-asian="italic" style:font-size-complex="14pt" style:font-style-complex="italic"/>
    </style:style>
    <style:style style:name="T139" style:family="text">
      <style:text-properties fo:color="#000000" fo:letter-spacing="normal" fo:font-style="italic" fo:font-weight="normal" officeooo:rsid="0047a2eb" style:font-size-asian="14pt" style:font-style-asian="italic" style:font-size-complex="14pt" style:font-style-complex="italic"/>
    </style:style>
    <style:style style:name="T140" style:family="text">
      <style:text-properties style:font-size-asian="14pt" style:font-size-complex="14pt"/>
    </style:style>
    <style:style style:name="T141" style:family="text">
      <style:text-properties officeooo:rsid="003c5409"/>
    </style:style>
    <style:style style:name="T142" style:family="text">
      <style:text-properties officeooo:rsid="0047a2eb"/>
    </style:style>
    <style:style style:name="T143" style:family="text">
      <style:text-properties officeooo:rsid="0048205f"/>
    </style:style>
    <style:style style:name="T144" style:family="text">
      <style:text-properties fo:color="#808080"/>
    </style:style>
    <style:style style:name="T145" style:family="text">
      <style:text-properties fo:color="#808080" style:font-name="TeX Gyre Schola" fo:font-size="14pt" style:font-size-asian="14pt" style:font-size-complex="14pt"/>
    </style:style>
    <style:style style:name="T146" style:family="text">
      <style:text-properties fo:color="#808080" style:font-name="TeX Gyre Schola" fo:font-size="14pt" officeooo:rsid="00553729" style:font-size-asian="14pt" style:font-size-complex="14pt"/>
    </style:style>
    <style:style style:name="T147" style:family="text">
      <style:text-properties fo:color="#808080" officeooo:rsid="004f1160"/>
    </style:style>
    <style:style style:name="T148" style:family="text">
      <style:text-properties officeooo:rsid="0048205f" style:font-size-complex="16pt"/>
    </style:style>
    <style:style style:name="T149" style:family="text">
      <style:text-properties officeooo:rsid="004f1160" style:font-size-complex="16pt"/>
    </style:style>
    <style:style style:name="T150" style:family="text">
      <style:text-properties officeooo:rsid="0050db46" style:font-size-complex="16pt"/>
    </style:style>
    <style:style style:name="T151" style:family="text">
      <style:text-properties officeooo:rsid="004932b9"/>
    </style:style>
    <style:style style:name="T152" style:family="text">
      <style:text-properties officeooo:rsid="004c0e85"/>
    </style:style>
    <style:style style:name="T153" style:family="text">
      <style:text-properties officeooo:rsid="004f1160"/>
    </style:style>
    <style:style style:name="T154" style:family="text">
      <style:text-properties officeooo:rsid="0059fc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<text:span text:style-name="T32">El bautismo del Señor</text:span><text:span text:style-name="T31">, </text:span><text:span text:style-name="T32">fiesta</text:span></text:p>
      <text:p text:style-name="P46"/>
      <text:p text:style-name="P136">LAUDES</text:p>
      <text:p text:style-name="P46"/>
      <text:p text:style-name="P133">INVOCACIÓN INICIAL</text:p>
      <text:p text:style-name="P72">El presidente inicia diciendo:</text:p>
      <text:p text:style-name="P139"><text:span text:style-name="T29">V</text:span><text:span text:style-name="T30">.</text:span><text:span text:style-name="T48"><text:tab/></text:span><text:span text:style-name="T50">Señor, ábre mi labios.</text:span></text:p>
      <text:p text:style-name="P135">La asamblea responde:</text:p>
      <text:p text:style-name="P105"><text:span text:style-name="T30">R.</text:span><text:span text:style-name="T48"><text:tab/></text:span><text:span text:style-name="T50">Y mi boca proclamara tu alabanza</text:span><text:span text:style-name="T49">.</text:span></text:p>
      <text:p text:style-name="P20"/>
      <text:p text:style-name="P21">INVITATORIO</text:p>
      <text:p text:style-name="P23"/>
      <text:p text:style-name="P106"><text:span text:style-name="T6">Ant: </text:span><text:span text:style-name="T109">Venid, </text:span><text:span text:style-name="T111">adoremos</text:span><text:span text:style-name="T109"> a Cristo, el Hijo amado, en quien el Padre tiene sus complacencias</text:span><text:span text:style-name="T110">.</text:span></text:p>
      <text:p text:style-name="P1"/>
      <text:p text:style-name="P106"><text:span text:style-name="T103"><text:tab/></text:span><text:span text:style-name="T104">Aclamad al Señor, tierra entera,</text:span></text:p>
      <text:p text:style-name="P4"><text:tab/>servid al Señor con alegría,</text:p>
      <text:p text:style-name="P4"><text:tab/>entrad a su presencia con aclamaciones.</text:p>
      <text:p text:style-name="P4"/>
      <text:p text:style-name="P4"><text:tab/>Sabed que el Señor en Dios:</text:p>
      <text:p text:style-name="P106"><text:span text:style-name="T104"><text:tab/></text:span><text:span text:style-name="T105">que él nos hizo y somos suyos,</text:span></text:p>
      <text:p text:style-name="P5"><text:tab/>su pueblo y ovejas de su rebaño.</text:p>
      <text:p text:style-name="P5"/>
      <text:p text:style-name="P5"><text:tab/>Entrad por sus puertas con acción de gracias,</text:p>
      <text:p text:style-name="P5"><text:tab/>por sus atrios con himnos,</text:p>
      <text:p text:style-name="P5"><text:tab/>dándole gracias y bendiciendo su nombre:</text:p>
      <text:p text:style-name="P5"/>
      <text:p text:style-name="P106"><text:span text:style-name="T105"><text:tab/></text:span><text:span text:style-name="T119">«</text:span><text:span text:style-name="T105">El Señor es bueno,</text:span></text:p>
      <text:p text:style-name="P5"><text:tab/>su misericordia es eterna,</text:p>
      <text:p text:style-name="P106"><text:span text:style-name="T105"><text:tab/>su fidelidad por todas las edades.</text:span><text:span text:style-name="T119">»</text:span></text:p>
      <text:p text:style-name="P5"/>
      <text:p text:style-name="P5"/>
      <text:p text:style-name="P6"/>
      <text:p text:style-name="P108"><text:soft-page-break/><text:span text:style-name="T36">Continua el </text:span><text:span text:style-name="T37">lector</text:span><text:span text:style-name="T36"> diciendo:</text:span></text:p>
      <text:p text:style-name="P108"><text:span text:style-name="T29">V</text:span><text:span text:style-name="T30">.</text:span><text:span text:style-name="T48"><text:tab/></text:span><text:span text:style-name="T78">Gloria al Padre, y al Hijo, y al Espíritu Santo.</text:span></text:p>
      <text:p text:style-name="P24"><text:span text:style-name="T46">La asamblea responde:</text:span><text:line-break/><text:span text:style-name="T44">R.</text:span><text:span text:style-name="T52"><text:tab/></text:span>Como era en un principio, ahora y siempre, </text:p>
      <text:p text:style-name="P7"><text:tab/>por los siglos de los siglos. Amén.</text:p>
      <text:p text:style-name="P8"/>
      <text:p text:style-name="P61"><text:span text:style-name="T124">Ant:</text:span><text:span text:style-name="T118"> </text:span><text:span text:style-name="T121">Venid, </text:span><text:span text:style-name="T122">adoremos</text:span><text:span text:style-name="T121"> a Cristo, el Hijo amado, en quien el Padre tiene sus complacencias</text:span><text:span text:style-name="T120">.</text:span></text:p>
      <text:p text:style-name="P2"/>
      <text:p text:style-name="P134">ORACIÓN E INVOCACIÓN AL ESPÍRITU SANTO</text:p>
      <text:p text:style-name="P23"/>
      <text:p text:style-name="P133">HIMNO</text:p>
      <text:p text:style-name="P137"><text:span text:style-name="T43">S</text:span><text:span text:style-name="T42">e </text:span><text:span text:style-name="T45">recita</text:span><text:span text:style-name="T42"> de pie </text:span><text:span text:style-name="T45">toda la asamblea</text:span><text:span text:style-name="T42">:</text:span></text:p>
      <text:p text:style-name="P109"><text:span text:style-name="T78"><text:tab/></text:span><text:span text:style-name="T59">A la orilla del Jordán,</text:span></text:p>
      <text:p text:style-name="P15"><text:tab/>descalza el alma y los pies,</text:p>
      <text:p text:style-name="P15"><text:tab/>bajan buscando pureza</text:p>
      <text:p text:style-name="P15"><text:tab/>doce tribus de Israel.</text:p>
      <text:p text:style-name="P15"/>
      <text:p text:style-name="P15"><text:tab/>Piensan que a la puerta está</text:p>
      <text:p text:style-name="P15"><text:tab/>el Mesías del Señor</text:p>
      <text:p text:style-name="P15"><text:tab/>y que para recibirle</text:p>
      <text:p text:style-name="P15"><text:tab/>gran limpieza es menester.</text:p>
      <text:p text:style-name="P15"/>
      <text:p text:style-name="P15"><text:tab/>Bajan hombres y mujeres,</text:p>
      <text:p text:style-name="P15"><text:tab/>pobres y ricos también,</text:p>
      <text:p text:style-name="P16"><text:tab/>y Juan, sobre todos ellos,</text:p>
      <text:p text:style-name="P16"><text:tab/>derrama el agua y la fe.</text:p>
      <text:p text:style-name="P16"/>
      <text:p text:style-name="P16"><text:tab/>Mas ¿por qué se ha de lavar</text:p>
      <text:p text:style-name="P16"><text:tab/>a la Pureza, por qué?</text:p>
      <text:p text:style-name="P16"><text:tab/>Porque el bautismo hoy empieza</text:p>
      <text:p text:style-name="P16"><text:tab/>y ha comenzado por él. Amén.</text:p>
      <text:p text:style-name="P22"/>
      <text:p text:style-name="P62"><text:soft-page-break/>SALMODIA</text:p>
      <text:p text:style-name="P73">Al iniciar la salmodia se sienta la asamblea:</text:p>
      <text:p text:style-name="P104"><text:span text:style-name="T4">Ant. 1:</text:span><text:span text:style-name="T78"><text:tab/></text:span><text:span text:style-name="T127">El soldado bautizaba a su Rey, el siervo a su Señor, Juan al Salvador: al agua del Jordán se estremece, la Paloma da testimonio, la voz del Padre declara: </text:span><text:span text:style-name="T132">«</text:span><text:span text:style-name="T127">Éste es mi hijo</text:span><text:span text:style-name="T132">»</text:span><text:span text:style-name="T126">.</text:span></text:p>
      <text:p text:style-name="P110"><text:span text:style-name="T47">—</text:span><text:span text:style-name="T40"> Salmo </text:span><text:span text:style-name="T41">62, 2-9: El alma sedienta de Dios</text:span><text:span text:style-name="T40"> </text:span><text:span text:style-name="T47">—</text:span></text:p>
      <text:p text:style-name="P25"><text:tab/><text:span text:style-name="T54">Oh Dios, tú eres mi Dios, por ti madrugo,</text:span></text:p>
      <text:p text:style-name="P10"><text:tab/>mi alma está sedienta de ti;</text:p>
      <text:p text:style-name="P10"><text:tab/>mi carne tiene ansia de ti,</text:p>
      <text:p text:style-name="P10"><text:tab/>como tierra reseca, agostada, sin agua.</text:p>
      <text:p text:style-name="P22"/>
      <text:p text:style-name="P25"><text:tab/><text:span text:style-name="T54">¡Cómo te contemplaba en el santuario</text:span></text:p>
      <text:p text:style-name="P10"><text:tab/>viendo tu fuerza y tu gloria!</text:p>
      <text:p text:style-name="P10"><text:tab/>Tu gracia vale más que la vida,</text:p>
      <text:p text:style-name="P10"><text:tab/>te alabarán mis labios.</text:p>
      <text:p text:style-name="P26"/>
      <text:p text:style-name="P27"><text:tab/><text:span text:style-name="T53">Toda mi vida te bendeciré</text:span></text:p>
      <text:p text:style-name="P11"><text:tab/>y alzaré las manos invocándote.</text:p>
      <text:p text:style-name="P11"><text:tab/>Me saciaré como de enjundia y de manteca,</text:p>
      <text:p text:style-name="P11"><text:tab/>y mis labios te alabarán jubilosos.</text:p>
      <text:p text:style-name="P11"/>
      <text:p text:style-name="P11"><text:tab/>En el lecho me acuerdo de ti</text:p>
      <text:p text:style-name="P11"><text:tab/>y velando medito en ti,</text:p>
      <text:p text:style-name="P11"><text:tab/>porque fuiste mi auxilio,</text:p>
      <text:p text:style-name="P11"><text:tab/>y a la sombra de tus alas canto con júbilo;</text:p>
      <text:p text:style-name="P11"><text:tab/>mi alma está unida a ti,</text:p>
      <text:p text:style-name="P11"><text:tab/>y tu diestra me sostiene.</text:p>
      <text:p text:style-name="P22"/>
      <text:p text:style-name="P113"><text:span text:style-name="T36">Continua el </text:span><text:span text:style-name="T37">lector</text:span><text:span text:style-name="T36"> diciendo:</text:span></text:p>
      <text:p text:style-name="P113"><text:span text:style-name="T29">V</text:span><text:span text:style-name="T30">.</text:span><text:span text:style-name="T48"><text:tab/></text:span><text:span text:style-name="T78">Gloria al Padre, y al Hijo, y al Espíritu Santo.</text:span></text:p>
      <text:p text:style-name="P28"><text:span text:style-name="T36">La asamblea responde:</text:span><text:line-break/><text:span text:style-name="T39">R.</text:span><text:span text:style-name="T51"><text:tab/></text:span>Como era en un principio, ahora y siempre, </text:p>
      <text:p text:style-name="P28"><text:tab/>por los siglos de los siglos. Amén.</text:p>
      <text:p text:style-name="P28"><text:soft-page-break/></text:p>
      <text:p text:style-name="P114"><text:span text:style-name="T4">Ant. 1:</text:span><text:span text:style-name="T78"><text:tab/></text:span><text:span text:style-name="T67">El soldado bautizaba a su Rey, el siervo a su Señor, Juan al Salvador: al agua del Jordán se estremece, la Paloma da testimonio, la voz del Padre declara: </text:span><text:span text:style-name="T73">«</text:span><text:span text:style-name="T67">Éste es mi hijo</text:span><text:span text:style-name="T73">».</text:span></text:p>
      <text:p text:style-name="P28"/>
      <text:p text:style-name="P104"><text:span text:style-name="T4">Ant. 2:</text:span><text:span text:style-name="T78"><text:tab/></text:span><text:span text:style-name="T87">Al manifestarse al mundo la gloria de Cristo, las aguas del Jordán <text:s/></text:span><text:span text:style-name="T89">fueron</text:span><text:span text:style-name="T87"> santificadas: sacad aguas con gozo </text:span><text:span text:style-name="T88">de las fuentes del Salvador; Cristo, el Señor, ha santificado la creación entera</text:span><text:span text:style-name="T131">.</text:span></text:p>
      <text:p text:style-name="P111"><text:span text:style-name="T33">— C</text:span><text:span text:style-name="T34">á</text:span><text:span text:style-name="T33">ntico</text:span><text:span text:style-name="T35"> </text:span><text:span text:style-name="T33">Daniel 3,57-88. 56: Toda la creación alabe al Señor</text:span><text:span text:style-name="T4"> </text:span><text:span text:style-name="T33">—</text:span></text:p>
      <text:p text:style-name="P115"><text:span text:style-name="T78"><text:tab/></text:span><text:span text:style-name="T57">Criaturas todas del Señor, bendecid al Señor,</text:span></text:p>
      <text:p text:style-name="P12"><text:tab/>ensalzadlo con himnos por los siglos.</text:p>
      <text:p text:style-name="P12"/>
      <text:p text:style-name="P12"><text:tab/>Ángeles del Señor, bendecid al Señor;</text:p>
      <text:p text:style-name="P12"><text:tab/>cielos, bendecid al Señor.</text:p>
      <text:p text:style-name="P12"/>
      <text:p text:style-name="P12"><text:tab/>Aguas del espacio, bendecid al Señor;</text:p>
      <text:p text:style-name="P12"><text:tab/>ejércitos del Señor, bendecid al Señor.</text:p>
      <text:p text:style-name="P12"/>
      <text:p text:style-name="P12"><text:tab/>Sol y luna, bendecid al Señor;</text:p>
      <text:p text:style-name="P12"><text:tab/>astros del cielo, bendecid al Señor.</text:p>
      <text:p text:style-name="P12"/>
      <text:p text:style-name="P12"><text:tab/>Lluvia y rocío, bendecid al Señor;</text:p>
      <text:p text:style-name="P12"><text:tab/>vientos todos, bendecid al Señor.</text:p>
      <text:p text:style-name="P12"/>
      <text:p text:style-name="P12"><text:tab/>Fuego y calor, bendecid al Señor;</text:p>
      <text:p text:style-name="P12"><text:tab/>fríos y heladas, bendecid al Señor.</text:p>
      <text:p text:style-name="P12"/>
      <text:p text:style-name="P12"><text:tab/>Rocíos y nevadas, bendecid al Señor;</text:p>
      <text:p text:style-name="P12"><text:tab/>témpanos y hielos, bendecid al Señor.</text:p>
      <text:p text:style-name="P12"/>
      <text:p text:style-name="P12"><text:tab/>Escarchas y nieves, bendecid al Señor;</text:p>
      <text:p text:style-name="P12"><text:tab/>noche y día, bendecid al Señor.</text:p>
      <text:p text:style-name="P12"/>
      <text:p text:style-name="P12"><text:soft-page-break/><text:tab/>Luz y tinieblas, bendecid al Señor;</text:p>
      <text:p text:style-name="P12"><text:tab/>rayos y nubes, bendecid al Señor.</text:p>
      <text:p text:style-name="P12"/>
      <text:p text:style-name="P12"><text:tab/>Bendiga la tierra al Señor,</text:p>
      <text:p text:style-name="P12"><text:tab/>ensálcelo con himnos por los siglos.</text:p>
      <text:p text:style-name="P12"/>
      <text:p text:style-name="P12"><text:tab/>Montes y cumbres, bendecid al Señor;</text:p>
      <text:p text:style-name="P12"><text:tab/>cuanto germina en la tierra, bendiga al Señor.</text:p>
      <text:p text:style-name="P12"/>
      <text:p text:style-name="P12"><text:tab/>Manantiales, bendecid al Señor;</text:p>
      <text:p text:style-name="P12"><text:tab/>mares y ríos, bendecid al Señor.</text:p>
      <text:p text:style-name="P12"/>
      <text:p text:style-name="P12"><text:tab/>Cetáceos y peces, bendecid al Señor;</text:p>
      <text:p text:style-name="P12"><text:tab/>aves del cielo, bendecid al Señor.</text:p>
      <text:p text:style-name="P12"/>
      <text:p text:style-name="P12"><text:tab/>Fieras y ganados, bendecid al Señor,</text:p>
      <text:p text:style-name="P12"><text:tab/>ensalzadlo con himnos por los siglos.</text:p>
      <text:p text:style-name="P12"/>
      <text:p text:style-name="P12"><text:tab/>Hijos de los hombres, bendecid al Señor</text:p>
      <text:p text:style-name="P12"><text:tab/>bendiga Israel al Señor.</text:p>
      <text:p text:style-name="P12"/>
      <text:p text:style-name="P12"><text:tab/>Sacerdotes del Señor, bendecid al Señor;</text:p>
      <text:p text:style-name="P12"><text:tab/>siervos del Señor, bendecid al Señor.</text:p>
      <text:p text:style-name="P12"/>
      <text:p text:style-name="P12"><text:tab/>Almas y espíritus justos, bendecid al Señor;</text:p>
      <text:p text:style-name="P12"><text:tab/>santos y humildes de corazón, bendecid al Señor.</text:p>
      <text:p text:style-name="P12"/>
      <text:p text:style-name="P12"><text:tab/>Ananías, Azarías y Misael, bendecid al Señor,</text:p>
      <text:p text:style-name="P12"><text:tab/>ensalzadlo con himnos por los siglos.</text:p>
      <text:p text:style-name="P12"/>
      <text:p text:style-name="P12"><text:tab/>Bendigamos al Padre y al Hijo con el Espíritu Santo,</text:p>
      <text:p text:style-name="P12"><text:tab/>ensalcémoslo con himnos por los siglos.</text:p>
      <text:p text:style-name="P12"/>
      <text:p text:style-name="P12"><text:soft-page-break/><text:tab/>Bendito el Señor en la bóveda del cielo,</text:p>
      <text:p text:style-name="P12"><text:tab/>alabado y glorioso y ensalzado por los siglos.</text:p>
      <text:p text:style-name="P18"/>
      <text:p text:style-name="P37"><text:span text:style-name="T25">Ant. 2:</text:span><text:span text:style-name="T92"><text:tab/></text:span><text:span text:style-name="T137">Al manifestarse al mundo la gloria de Cristo, las aguas del Jordán <text:s/></text:span><text:span text:style-name="T139">fueron</text:span><text:span text:style-name="T137"> santificadas: sacad aguas con gozo </text:span><text:span text:style-name="T138">de las fuentes del Salvador; Cristo, el Señor, ha santificado la creación entera</text:span><text:span text:style-name="T136">.</text:span></text:p>
      <text:p text:style-name="P29"/>
      <text:p text:style-name="P104"><text:span text:style-name="T4">Ant. 3:</text:span><text:span text:style-name="T78"><text:tab/></text:span><text:span text:style-name="T128">Te glorificamos, Señor, Dios y redentor, a ti que con el Espíritu y el fuego purificas a los hombres de su pecado</text:span><text:span text:style-name="T125">.</text:span></text:p>
      <text:p text:style-name="P68"><text:span text:style-name="T75">—</text:span> <text:span text:style-name="T74">Salmo 149: Alegría de los santos</text:span> <text:span text:style-name="T75">—</text:span></text:p>
      <text:p text:style-name="P116"><text:span text:style-name="T78"><text:tab/></text:span><text:span text:style-name="T57">Cantad al Señor un cántico nuevo,</text:span></text:p>
      <text:p text:style-name="P13"><text:tab/>resuene su alabanza en la asamblea de los fieles;</text:p>
      <text:p text:style-name="P13"><text:tab/>que se alegre Israel por su Creador,</text:p>
      <text:p text:style-name="P13"><text:tab/>los hijos de Sión por su Rey.</text:p>
      <text:p text:style-name="P13"/>
      <text:p text:style-name="P13"><text:tab/>Alabad su nombre con danzas,</text:p>
      <text:p text:style-name="P13"><text:tab/>cantadle con tambores y cítaras;</text:p>
      <text:p text:style-name="P13"><text:tab/>porque el Señor ama a su pueblo</text:p>
      <text:p text:style-name="P13"><text:tab/>y adorna con la victoria a los humildes.</text:p>
      <text:p text:style-name="P13"/>
      <text:p text:style-name="P13"><text:tab/>Que los fieles festejen su gloria</text:p>
      <text:p text:style-name="P13"><text:tab/>y canten jubilosos en filas:</text:p>
      <text:p text:style-name="P13"><text:tab/>con vítores a Dios en la boca</text:p>
      <text:p text:style-name="P13"><text:tab/>y espadas de dos filos en las manos:</text:p>
      <text:p text:style-name="P13"/>
      <text:p text:style-name="P13"><text:tab/>para tomar venganza de los pueblos</text:p>
      <text:p text:style-name="P13"><text:tab/>y aplicar el castigo a las naciones,</text:p>
      <text:p text:style-name="P13"><text:tab/>sujetando a los reyes con argollas,</text:p>
      <text:p text:style-name="P13"><text:tab/>a los nobles con esposas de hierro.</text:p>
      <text:p text:style-name="P13"/>
      <text:p text:style-name="P13"><text:tab/>Ejecutar la sentencia dictada</text:p>
      <text:p text:style-name="P13"><text:tab/>es un honor para todos sus fieles.</text:p>
      <text:p text:style-name="P13"/>
      <text:p text:style-name="P117"><text:soft-page-break/><text:span text:style-name="T36">Continua el </text:span><text:span text:style-name="T37">lector</text:span><text:span text:style-name="T36"> diciendo:</text:span></text:p>
      <text:p text:style-name="P117"><text:span text:style-name="T29">V</text:span><text:span text:style-name="T30">.</text:span><text:span text:style-name="T48"><text:tab/></text:span><text:span text:style-name="T78">Gloria al Padre, y al Hijo, y al Espíritu Santo.</text:span></text:p>
      <text:p text:style-name="P30"><text:span text:style-name="T36">La asamblea responde:</text:span><text:line-break/><text:span text:style-name="T39">R.</text:span><text:span text:style-name="T51"><text:tab/></text:span>Como era en un principio, ahora y siempre, </text:p>
      <text:p text:style-name="P30"><text:tab/>por los siglos de los siglos. Amén.</text:p>
      <text:p text:style-name="P30"/>
      <text:p text:style-name="P37"><text:span text:style-name="T25">Ant. 3:</text:span><text:span text:style-name="T92"><text:tab/></text:span><text:span text:style-name="T134">Te glorificamos, Señor, Dios y redentor, a ti que con el Espíritu y el fuego purificas a los hombres de su pecado</text:span><text:span text:style-name="T133">.</text:span></text:p>
      <text:p text:style-name="P30"/>
      <text:p text:style-name="P62">LECTURA BREVE</text:p>
      <text:p text:style-name="P112"><text:span text:style-name="T33">—</text:span><text:span text:style-name="T4"> </text:span><text:span text:style-name="T12">Is</text:span><text:span text:style-name="T11"> </text:span><text:span text:style-name="T12">61</text:span><text:span text:style-name="T11">, </text:span><text:span text:style-name="T12">1</text:span><text:span text:style-name="T11">-2</text:span><text:span text:style-name="T12">a</text:span><text:span text:style-name="T4"> </text:span><text:span text:style-name="T33">—</text:span></text:p>
      <text:p text:style-name="P118"><text:span text:style-name="T60">El Espíritu del Señor está sobre mí, porque el Señor me ha ungido. Me ha enviado para dar la buena noticia a los pobres, para vendar los corazones desgarrados, para proclamar la amnistía a los </text:span><text:span text:style-name="T63">cautivos</text:span><text:span text:style-name="T60">, la libertad a los prisioneros, para proclamar el año de gracia del Señor</text:span><text:span text:style-name="T57">.</text:span></text:p>
      <text:p text:style-name="P22"/>
      <text:p text:style-name="P62">RESPONSORIO BREVE</text:p>
      <text:p text:style-name="P74">El mismo lector que lee la “LECTURA BREVE” lee el “RESPONSORIO BREVE” en inicia diciendo:</text:p>
      <text:p text:style-name="P38"><text:span text:style-name="T25">V.</text:span><text:span text:style-name="T140"><text:tab/></text:span><text:span text:style-name="T72">Cristo, Hijo de Dios vivo, ten piedad de nosotros.</text:span></text:p>
      <text:p text:style-name="P19">La asamblea responde:</text:p>
      <text:p text:style-name="P31"><text:span text:style-name="T1">R.</text:span><text:tab/><text:span text:style-name="T71">Cristo, Hijo de Dios vivo, ten piedad de nosotros.</text:span></text:p>
      <text:p text:style-name="P30"><text:span text:style-name="T38">El lector continua</text:span><text:span text:style-name="T36">:</text:span></text:p>
      <text:p text:style-name="P117"><text:span text:style-name="T4">V.</text:span><text:span text:style-name="T78"><text:tab/></text:span><text:span text:style-name="T57">Tú que h</text:span><text:span text:style-name="T60">oy te has manifestado</text:span><text:span text:style-name="T57">.</text:span></text:p>
      <text:p text:style-name="P19">La asamblea responde:</text:p>
      <text:p text:style-name="P119"><text:span text:style-name="T4">R.</text:span><text:span text:style-name="T78"><text:tab/></text:span><text:span text:style-name="T79">T</text:span><text:span text:style-name="T58">en piedad de nosotros</text:span><text:span text:style-name="T78">.</text:span></text:p>
      <text:p text:style-name="P117"><text:span text:style-name="T36">E</text:span><text:span text:style-name="T38">l lector concluye diciendo:</text:span></text:p>
      <text:p text:style-name="P30"><text:span text:style-name="T1">V.</text:span><text:tab/>Gloria al Padre, y al Hijo, y al Espíritu Santo.</text:p>
      <text:p text:style-name="P19">La asamblea responde:</text:p>
      <text:p text:style-name="P31"><text:span text:style-name="T1">R.</text:span><text:tab/><text:span text:style-name="T71">Cristo, Hijo de Dios vivo, ten piedad de nosotros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103"><text:soft-page-break/><text:span text:style-name="T13">EVANGELIO </text:span><text:span text:style-name="T14">Y </text:span><text:span text:style-name="T15">PASTORELA</text:span></text:p>
      <text:p text:style-name="P69"/>
      <text:p text:style-name="P22">Lectura del santo evangelio según san Mateo<text:tab/><text:span text:style-name="T1">2, 1-12</text:span></text:p>
      <text:p text:style-name="P60"/>
      <text:p text:style-name="P22">Jesús nació en Belén de Judá en tiempos del rey Herodes.</text:p>
      <text:p text:style-name="P22">Entonces, unos Magos de Oriente se presentaron en Jerusalén preguntando:</text:p>
      <text:p text:style-name="P34">—«¿Dónde está el rey de los judíos que ha nacido? Porque hemos visto salir su estrella y venimos a adorarlo».—</text:p>
      <text:p text:style-name="P22">Al enterarse el rey Herodes, se sobresaltó, y todo Jerusalén con él; convocó a los sumos pontífices y a los letrados del país, y les preguntó dónde tenía que nacer el Mesías.</text:p>
      <text:p text:style-name="P22"/>
      <text:p text:style-name="P22">Ellos le contestaron:</text:p>
      <text:p text:style-name="P22">—«En Belén de Judá, porque así lo ha escrito el profeta:</text:p>
      <text:p text:style-name="P34"><text:tab/>"Y tú, Belén, tierra de Judá,</text:p>
      <text:p text:style-name="P34"><text:tab/>no eres ni mucho menos la última</text:p>
      <text:p text:style-name="P34"><text:tab/>de las ciudades de Judá;</text:p>
      <text:p text:style-name="P34"><text:tab/>pues de ti saldrá un jefe</text:p>
      <text:p text:style-name="P34"><text:tab/>que será el pastor de mi pueblo Israel"».—</text:p>
      <text:p text:style-name="P34"/>
      <text:p text:style-name="P22">Entonces Herodes llamó en secreto a los Magos, para que le precisaran el tiempo en que había aparecido la estrella, y los mandó a Belén, diciéndoles:</text:p>
      <text:p text:style-name="P22"/>
      <text:p text:style-name="P34">—«Id y averiguad cuidadosamente qué hay del niño, y, cuando lo encontréis, avisadme, para ir yo también a adorarlo».—</text:p>
      <text:p text:style-name="P34"/>
      <text:p text:style-name="P22">Ellos, después de oír al rey, se pusieron en camino, y de pronto la estrella que habían visto salir comenzó a guiarlos hasta que vino a pararse encima de donde estaba el niño...</text:p>
      <text:p text:style-name="P75"/>
      <text:p text:style-name="P9"><text:span text:style-name="T93">María, José y el Niño Jesús se colocan en su lugar </text:span><text:span text:style-name="T94">mientras</text:span><text:span text:style-name="T93"> se lee el Evangelio.</text:span></text:p>
      <text:p text:style-name="P76"><text:span text:style-name="T19">Canto: </text:span><text:span text:style-name="T102">Vamos, pastores vamos</text:span><text:span text:style-name="T19">.</text:span></text:p>
      <text:p text:style-name="P107"><text:span text:style-name="T114">Mientras se canta el canto “Vamos, pastores vamos” </text:span><text:span text:style-name="T116">entra </text:span><text:span text:style-name="T114">el </text:span><text:span text:style-name="T115">ángel</text:span><text:span text:style-name="T114"> (estrella) seguido de los pas</text:span><text:span text:style-name="T115">tores. El canto continuara hasta estar todos en su lugar.</text:span></text:p>
      <text:p text:style-name="Standard"><text:soft-page-break/><text:span text:style-name="T7">Narrador:</text:span><text:span text:style-name="T81"> </text:span><text:span text:style-name="T78">Al ver la estrella, se llenaron de inmensa alegría.</text:span></text:p>
      <text:p text:style-name="P59"><text:span text:style-name="T24">Canto: </text:span><text:span text:style-name="T117">Los niños de Belén.</text:span></text:p>
      <text:p text:style-name="P47"/>
      <text:p text:style-name="P89"><text:s text:c="11"/>Re <text:s text:c="48"/>La7 <text:s text:c="16"/>Re</text:p>
      <text:p text:style-name="Standard"><text:bookmark-start text:name="__DdeLink__52_1385492257"/><text:bookmark-start text:name="__DdeLink__73_1385492257"/><text:span text:style-name="T145">A.</text:span><text:span text:style-name="T78"><text:tab/></text:span><text:bookmark-end text:name="__DdeLink__52_1385492257"/><text:span text:style-name="T81">Los niños de Belén estan jugando en la plaza,</text:span></text:p>
      <text:p text:style-name="P89"><text:s text:c="80"/>La7 <text:s text:c="14"/>Re</text:p>
      <text:p text:style-name="Standard"><text:span text:style-name="T78"><text:tab/></text:span><text:span text:style-name="T81">ya vienen los Reyer Magos, que son uno, dos y tres.</text:span></text:p>
      <text:p text:style-name="P89"><text:s text:c="25"/>Fa<text:span text:style-name="T143">#m</text:span> <text:s text:c="11"/>Si<text:span text:style-name="T143">m</text:span> <text:s text:c="19"/>Mi7 <text:s text:c="13"/>La</text:p>
      <text:p text:style-name="Standard"><text:span text:style-name="T78"><text:tab/>¿</text:span><text:span text:style-name="T81">De dondé ven</text:span><text:span text:style-name="T82">í</text:span><text:span text:style-name="T81">s vosotros, con caballos y c</text:span><text:span text:style-name="T82">amellos?</text:span></text:p>
      <text:p text:style-name="P89"><text:s text:c="31"/>Re <text:s text:c="48"/>La7 <text:s text:c="18"/>Re</text:p>
      <text:p text:style-name="P125"><text:span text:style-name="T78"><text:tab/></text:span><text:span text:style-name="T82">¿Quienes so</text:span><text:span text:style-name="T84">is</text:span><text:span text:style-name="T82">?, ¿Quienes so</text:span><text:span text:style-name="T84">is</text:span><text:span text:style-name="T82">? ¿Que venís a hacer aquí?</text:span><text:bookmark-end text:name="__DdeLink__73_1385492257"/></text:p>
      <text:p text:style-name="P51"/>
      <text:p text:style-name="P87">Mechor – Oro y Plata</text:p>
      <text:p text:style-name="P52">Mientras se canta esta estrofa entra Melcho y se coloca a la vista de todos.</text:p>
      <text:p text:style-name="P96"><text:s text:c="11"/>Re <text:s text:c="71"/>La7</text:p>
      <text:p text:style-name="P41"><text:bookmark-start text:name="__DdeLink__43_1385492257"/><text:span text:style-name="T144">S.</text:span><text:tab/>Yo v<text:bookmark-start text:name="__DdeLink__39_1385492257"/>engo de oriente lejano,<text:bookmark-end text:name="__DdeLink__43_1385492257"/><text:bookmark-end text:name="__DdeLink__39_1385492257"/> <text:bookmark-start text:name="__DdeLink__46_1385492257"/>del país de<text:bookmark-end text:name="__DdeLink__46_1385492257"/>l oro y la plata,</text:p>
      <text:p text:style-name="P90"><text:s text:c="26"/>Sol <text:s text:c="32"/>R<text:span text:style-name="T143">e</text:span><text:span text:style-name="T148"> <text:s text:c="45"/>La</text:span><text:span text:style-name="T150">7</text:span></text:p>
      <text:p text:style-name="P41"><text:bookmark-start text:name="__DdeLink__48_1385492257"/><text:bookmark-start text:name="__DdeLink__37_1385492257"/><text:tab/>mas de noche no puedo dormir, porque he visto una estrella,</text:p>
      <text:p text:style-name="P95"><text:span text:style-name="T143"><text:s text:c="47"/>Re <text:s text:c="5"/></text:span><text:span text:style-name="T151">Re</text:span><text:span text:style-name="T143">7</text:span></text:p>
      <text:p text:style-name="P41"><text:tab/>una estrella en el cielo.<text:bookmark-end text:name="__DdeLink__48_1385492257"/><text:bookmark-end text:name="__DdeLink__37_1385492257"/></text:p>
      <text:p text:style-name="P90"><text:s text:c="27"/>Sol <text:s text:c="31"/>R<text:span text:style-name="T143">e</text:span><text:span text:style-name="T148"> <text:s text:c="46"/>La</text:span><text:span text:style-name="T150">7</text:span></text:p>
      <text:p text:style-name="P126"><text:span text:style-name="T146">A.</text:span><text:bookmark-start text:name="__DdeLink__37_13854922571"/><text:bookmark-start text:name="__DdeLink__48_13854922571"/><text:span text:style-name="T78"><text:tab/></text:span><text:span text:style-name="T83">M</text:span><text:span text:style-name="T78">as de noche no pued</text:span><text:span text:style-name="T83">e</text:span><text:span text:style-name="T78"> dormir, porque h</text:span><text:span text:style-name="T83">a</text:span><text:span text:style-name="T78"> visto una estrella,</text:span></text:p>
      <text:p text:style-name="P99"><text:s text:c="46"/>Re</text:p>
      <text:p text:style-name="P42"><text:tab/>una estrella en el cielo.<text:bookmark-end text:name="__DdeLink__37_13854922571"/><text:bookmark-end text:name="__DdeLink__48_13854922571"/></text:p>
      <text:p text:style-name="P53"/>
      <text:p text:style-name="P127"><text:span text:style-name="T96">Acanada de cantarse al estrofa </text:span><text:span text:style-name="T95">M</text:span><text:span text:style-name="T96">elchor</text:span><text:span text:style-name="T95"> </text:span><text:span text:style-name="T96">dice el dialogo y se coloca en su pocicion</text:span><text:span text:style-name="T95">.</text:span></text:p>
      <text:p text:style-name="P127"><text:span text:style-name="T8">Melchor: </text:span><text:span text:style-name="T106">Yo soy Melchor y traigo para Tí oro, porque yo se que eres </text:span><text:span text:style-name="T108">el </text:span><text:span text:style-name="T106">Rey eterno.</text:span></text:p>
      <text:p text:style-name="P50"/>
      <text:p text:style-name="P91"><text:s text:c="11"/>Re <text:s text:c="48"/>La7 <text:s text:c="16"/>Re</text:p>
      <text:p text:style-name="P127"><text:bookmark-start text:name="__DdeLink__73_13854922571"/><text:bookmark-start text:name="__DdeLink__52_13854922572"/><text:span text:style-name="T145">A.</text:span><text:span text:style-name="T78"><text:tab/></text:span><text:bookmark-end text:name="__DdeLink__52_13854922572"/><text:span text:style-name="T81">Los niños de Belén estan jugando en la plaza,</text:span></text:p>
      <text:p text:style-name="P91"><text:s text:c="80"/>La7 <text:s text:c="14"/>Re</text:p>
      <text:p text:style-name="P127"><text:span text:style-name="T78"><text:tab/></text:span><text:span text:style-name="T81">ya vienen los Reyer Magos, que son uno, dos y tres.</text:span></text:p>
      <text:p text:style-name="P91"><text:s text:c="25"/>Fa<text:span text:style-name="T143">#m</text:span> <text:s text:c="11"/>Si<text:span text:style-name="T143">m</text:span> <text:s text:c="19"/>Mi7 <text:s text:c="13"/>La</text:p>
      <text:p text:style-name="P127"><text:span text:style-name="T78"><text:tab/>¿</text:span><text:span text:style-name="T81">De dondé ven</text:span><text:span text:style-name="T82">í</text:span><text:span text:style-name="T81">s vosotros, con caballos y c</text:span><text:span text:style-name="T82">amellos?</text:span></text:p>
      <text:p text:style-name="P91"><text:s text:c="31"/>Re <text:s text:c="48"/>La7 <text:s text:c="18"/>Re</text:p>
      <text:p text:style-name="P127"><text:span text:style-name="T78"><text:tab/></text:span><text:span text:style-name="T82">¿Quienes so</text:span><text:span text:style-name="T84">is</text:span><text:span text:style-name="T82">?, ¿Quienes so</text:span><text:span text:style-name="T84">is</text:span><text:span text:style-name="T82">? ¿Que venís a hacer aquí?</text:span><text:bookmark-end text:name="__DdeLink__73_13854922571"/></text:p>
      <text:p text:style-name="P127"><text:soft-page-break/><text:span text:style-name="T20">Gaspar</text:span><text:span text:style-name="T21"> – </text:span><text:span text:style-name="T20">Incien</text:span><text:span text:style-name="T22">s</text:span><text:span text:style-name="T20">o </text:span><text:span text:style-name="T23">y Perfume</text:span></text:p>
      <text:p text:style-name="P127"><text:span text:style-name="T95">Mientras se canta esta estrofa entra </text:span><text:span text:style-name="T96">Gaspar</text:span><text:span text:style-name="T95"> y se coloca a la vista de todos.</text:span></text:p>
      <text:p text:style-name="P97"><text:s text:c="11"/>Re <text:s text:c="103"/>La7</text:p>
      <text:p text:style-name="P128"><text:bookmark-start text:name="__DdeLink__43_13854922571"/><text:span text:style-name="T145">S.</text:span><text:span text:style-name="T78"><text:tab/>Yo v</text:span><text:bookmark-start text:name="__DdeLink__39_13854922571"/><text:span text:style-name="T78">engo de oriente lejano,</text:span><text:bookmark-end text:name="__DdeLink__43_13854922571"/><text:bookmark-end text:name="__DdeLink__39_13854922571"/><text:span text:style-name="T78"> </text:span><text:bookmark-start text:name="__DdeLink__46_13854922571"/><text:span text:style-name="T78">del país de</text:span><text:bookmark-end text:name="__DdeLink__46_13854922571"/><text:span text:style-name="T78">l </text:span><text:span text:style-name="T84">incienso</text:span><text:span text:style-name="T78"> y </text:span><text:span text:style-name="T84">del perfume</text:span><text:span text:style-name="T78">,</text:span></text:p>
      <text:p text:style-name="P92"><text:s text:c="26"/>Sol <text:s text:c="32"/>R<text:span text:style-name="T143">e</text:span><text:span text:style-name="T148"> <text:s text:c="45"/>La</text:span><text:span text:style-name="T150">7</text:span></text:p>
      <text:p text:style-name="P43"><text:bookmark-start text:name="__DdeLink__37_13854922572"/><text:bookmark-start text:name="__DdeLink__48_13854922572"/><text:tab/>mas de noche no puedo dormir, porque he visto una estrella,</text:p>
      <text:p text:style-name="P97"><text:span text:style-name="T143"><text:s text:c="47"/>Re <text:s text:c="5"/></text:span><text:span text:style-name="T151">Re</text:span><text:span text:style-name="T143">7</text:span></text:p>
      <text:p text:style-name="P43"><text:tab/>una estrella en el cielo.<text:bookmark-end text:name="__DdeLink__37_13854922572"/><text:bookmark-end text:name="__DdeLink__48_13854922572"/></text:p>
      <text:p text:style-name="P92"><text:s text:c="27"/>Sol <text:s text:c="31"/>R<text:span text:style-name="T143">e</text:span><text:span text:style-name="T148"> <text:s text:c="46"/>La</text:span><text:span text:style-name="T150">7</text:span></text:p>
      <text:p text:style-name="P128"><text:bookmark-start text:name="__DdeLink__37_138549225711"/><text:bookmark-start text:name="__DdeLink__48_138549225711"/><text:span text:style-name="T78"><text:tab/></text:span><text:span text:style-name="T83">M</text:span><text:span text:style-name="T78">as de noche no pued</text:span><text:span text:style-name="T83">e</text:span><text:span text:style-name="T78"> dormir, porque h</text:span><text:span text:style-name="T83">a</text:span><text:span text:style-name="T78"> visto una estrella,</text:span></text:p>
      <text:p text:style-name="P100"><text:s text:c="46"/>Re</text:p>
      <text:p text:style-name="P43"><text:tab/>una estrella en el cielo.<text:bookmark-start text:name="__DdeLink__61_1385492257"/><text:bookmark-end text:name="__DdeLink__37_138549225711"/><text:bookmark-end text:name="__DdeLink__48_138549225711"/></text:p>
      <text:p text:style-name="P47"/>
      <text:p text:style-name="P128"><text:span text:style-name="T96">Acanada de cantarse al estrofa </text:span><text:span text:style-name="T97">Gaspar</text:span><text:span text:style-name="T95"> </text:span><text:span text:style-name="T96">dice el dialogo y se coloca en su pocicion </text:span><text:span text:style-name="T95">.</text:span></text:p>
      <text:p text:style-name="P128"><text:span text:style-name="T9">Gaspar</text:span><text:span text:style-name="T8">: </text:span><text:span text:style-name="T106">Yo soy </text:span><text:span text:style-name="T107">Gaspar</text:span><text:span text:style-name="T106"> y traigo para Tí </text:span><text:span text:style-name="T107">incienso</text:span><text:span text:style-name="T106">, porque yo se que eres </text:span><text:span text:style-name="T108">el </text:span><text:span text:style-name="T107">Dios</text:span><text:span text:style-name="T106"> </text:span><text:span text:style-name="T107">de Israel</text:span><text:span text:style-name="T106">.</text:span></text:p>
      <text:p text:style-name="P54"/>
      <text:p text:style-name="P92"><text:s text:c="11"/>Re <text:s text:c="48"/>La7 <text:s text:c="16"/>Re</text:p>
      <text:p text:style-name="P128"><text:bookmark-start text:name="__DdeLink__73_138549225711"/><text:bookmark-start text:name="__DdeLink__52_138549225721"/><text:span text:style-name="T145">A.</text:span><text:span text:style-name="T78"><text:tab/></text:span><text:bookmark-end text:name="__DdeLink__52_138549225721"/><text:span text:style-name="T81">Los niños de Belén estan jugando en la plaza,</text:span></text:p>
      <text:p text:style-name="P92"><text:s text:c="80"/>La7 <text:s text:c="14"/>Re</text:p>
      <text:p text:style-name="P128"><text:span text:style-name="T78"><text:tab/></text:span><text:span text:style-name="T81">ya vienen los Reyer Magos, que son uno, dos y tres.</text:span></text:p>
      <text:p text:style-name="P92"><text:s text:c="25"/>Fa<text:span text:style-name="T143">#m</text:span> <text:s text:c="11"/>Si<text:span text:style-name="T143">m</text:span> <text:s text:c="19"/>Mi7 <text:s text:c="13"/>La</text:p>
      <text:p text:style-name="P128"><text:span text:style-name="T78"><text:tab/>¿</text:span><text:span text:style-name="T81">De dondé ven</text:span><text:span text:style-name="T82">í</text:span><text:span text:style-name="T81">s vosotros, con caballos y c</text:span><text:span text:style-name="T82">amellos?</text:span></text:p>
      <text:p text:style-name="P92"><text:s text:c="31"/>Re <text:s text:c="48"/>La7 <text:s text:c="18"/>Re</text:p>
      <text:p text:style-name="P43"><text:bookmark-end text:name="__DdeLink__61_1385492257"/><text:tab/><text:span text:style-name="T143">¿Quienes so</text:span><text:span text:style-name="T152">is</text:span><text:span text:style-name="T143">?, ¿Quienes so</text:span><text:span text:style-name="T152">is</text:span><text:span text:style-name="T143">? ¿Que venís a hacer aquí?</text:span><text:bookmark-end text:name="__DdeLink__73_138549225711"/></text:p>
      <text:p text:style-name="P55"/>
      <text:p text:style-name="P129"><text:span text:style-name="T23">Baltazar</text:span><text:span text:style-name="T21"> – </text:span><text:span text:style-name="T23">Mirra y Aceite</text:span></text:p>
      <text:p text:style-name="P129"><text:span text:style-name="T95">Mientras se canta esta estrofa entra </text:span><text:span text:style-name="T98">Baltazar</text:span><text:span text:style-name="T95"> y se coloca a la vista de todos.</text:span></text:p>
      <text:p text:style-name="P98"><text:s text:c="11"/>Re <text:s text:c="91"/>La7</text:p>
      <text:p text:style-name="P129"><text:bookmark-start text:name="__DdeLink__43_138549225711"/><text:span text:style-name="T145">S.</text:span><text:span text:style-name="T78"><text:tab/>Yo v</text:span><text:bookmark-start text:name="__DdeLink__39_138549225711"/><text:span text:style-name="T78">engo de oriente lejano,</text:span><text:bookmark-end text:name="__DdeLink__43_138549225711"/><text:bookmark-end text:name="__DdeLink__39_138549225711"/><text:span text:style-name="T78"> </text:span><text:bookmark-start text:name="__DdeLink__46_138549225711"/><text:span text:style-name="T78">del país de</text:span><text:bookmark-end text:name="__DdeLink__46_138549225711"/><text:span text:style-name="T78">l </text:span><text:span text:style-name="T85">aceite</text:span><text:span text:style-name="T78"> y </text:span><text:span text:style-name="T85">la mirra</text:span><text:span text:style-name="T78">,</text:span></text:p>
      <text:p text:style-name="P93"><text:s text:c="26"/>Sol <text:s text:c="32"/>R<text:span text:style-name="T143">e</text:span><text:span text:style-name="T148"> <text:s text:c="45"/>La</text:span><text:span text:style-name="T150">7</text:span></text:p>
      <text:p text:style-name="P44"><text:bookmark-start text:name="__DdeLink__37_138549225721"/><text:bookmark-start text:name="__DdeLink__48_138549225721"/><text:tab/>mas de noche no puedo dormir, porque he visto una estrella,</text:p>
      <text:p text:style-name="P98"><text:span text:style-name="T143"><text:s text:c="47"/>Re <text:s text:c="5"/></text:span><text:span text:style-name="T151">Re</text:span><text:span text:style-name="T143">7</text:span></text:p>
      <text:p text:style-name="P44"><text:tab/>una estrella en el cielo.<text:bookmark-end text:name="__DdeLink__48_138549225721"/><text:bookmark-end text:name="__DdeLink__37_138549225721"/></text:p>
      <text:p text:style-name="P44"/>
      <text:p text:style-name="P44"/>
      <text:p text:style-name="P44"/>
      <text:p text:style-name="P58"><text:soft-page-break/><text:span text:style-name="T26"><text:s text:c="27"/>Sol <text:s text:c="31"/>R</text:span><text:span text:style-name="T27">e</text:span><text:span text:style-name="T28"> <text:s text:c="46"/>La</text:span></text:p>
      <text:p text:style-name="P129"><text:span text:style-name="T146">A.</text:span><text:bookmark-start text:name="__DdeLink__37_1385492257111"/><text:bookmark-start text:name="__DdeLink__48_1385492257111"/><text:span text:style-name="T78"><text:tab/></text:span><text:span text:style-name="T83">M</text:span><text:span text:style-name="T78">as de noche no pued</text:span><text:span text:style-name="T83">e</text:span><text:span text:style-name="T78"> dormir, porque h</text:span><text:span text:style-name="T83">a</text:span><text:span text:style-name="T78"> visto una estrella,</text:span></text:p>
      <text:p text:style-name="P101"><text:s text:c="46"/>Re</text:p>
      <text:p text:style-name="P44"><text:tab/>una estrella en el cielo.<text:bookmark-end text:name="__DdeLink__37_1385492257111"/><text:bookmark-end text:name="__DdeLink__48_1385492257111"/></text:p>
      <text:p text:style-name="P48"/>
      <text:p text:style-name="P129"><text:span text:style-name="T96">Acanada de cantarse al estrofa </text:span><text:span text:style-name="T98">Baltazar</text:span><text:span text:style-name="T95"> </text:span><text:span text:style-name="T96">dice el dialogo y se coloca en su pocicion</text:span><text:span text:style-name="T95">.</text:span></text:p>
      <text:p text:style-name="P129"><text:span text:style-name="T10">Baltazar</text:span><text:span text:style-name="T8">: </text:span><text:span text:style-name="T106">Yo soy </text:span><text:span text:style-name="T108">Baltazar</text:span><text:span text:style-name="T106"> y traigo para Tí </text:span><text:span text:style-name="T108">mirra</text:span><text:span text:style-name="T106">, porque yo se que eres </text:span><text:span text:style-name="T108">el Cordero de Dios</text:span><text:span text:style-name="T106">.</text:span></text:p>
      <text:p text:style-name="P55"/>
      <text:p text:style-name="P94"><text:s text:c="11"/>Re <text:s text:c="48"/>La7 <text:s text:c="16"/>Re</text:p>
      <text:p text:style-name="P130"><text:bookmark-start text:name="__DdeLink__73_1385492257111"/><text:bookmark-start text:name="__DdeLink__52_1385492257211"/><text:span text:style-name="T145">A.</text:span><text:span text:style-name="T78"><text:tab/></text:span><text:bookmark-end text:name="__DdeLink__52_1385492257211"/><text:span text:style-name="T81">Los niños de Belén estan jugando en la plaza,</text:span></text:p>
      <text:p text:style-name="P94"><text:s text:c="80"/>La7 <text:s text:c="14"/>Re</text:p>
      <text:p text:style-name="P130"><text:span text:style-name="T78"><text:tab/></text:span><text:span text:style-name="T81">ya vienen los Reyer Magos, que son uno, dos y tres.</text:span></text:p>
      <text:p text:style-name="P94"><text:s text:c="25"/>Fa<text:span text:style-name="T143">#m</text:span> <text:s text:c="11"/>Si<text:span text:style-name="T143">m</text:span> <text:s text:c="19"/>Mi7 <text:s text:c="13"/>La</text:p>
      <text:p text:style-name="P130"><text:span text:style-name="T78"><text:tab/>¿</text:span><text:span text:style-name="T81">De dondé ven</text:span><text:span text:style-name="T82">í</text:span><text:span text:style-name="T81">s vosotros, con caballos y c</text:span><text:span text:style-name="T82">amellos?</text:span></text:p>
      <text:p text:style-name="P94"><text:s text:c="31"/>Re <text:s text:c="48"/>La7 <text:s text:c="18"/>Re</text:p>
      <text:p text:style-name="P45"><text:tab/><text:span text:style-name="T143">¿Quienes so</text:span><text:span text:style-name="T152">is</text:span><text:span text:style-name="T143">?, ¿Quienes so</text:span><text:span text:style-name="T152">is</text:span><text:span text:style-name="T143">? ¿Que venís a hacer aquí?</text:span><text:bookmark-end text:name="__DdeLink__73_1385492257111"/></text:p>
      <text:p text:style-name="P56"/>
      <text:p text:style-name="P57"><text:span text:style-name="T3">Melcho – Gaspar y </text:span><text:span text:style-name="T2">Baltazar</text:span></text:p>
      <text:p text:style-name="P88"/>
      <text:p text:style-name="P102"><text:s text:c="11"/>Re <text:s text:c="105"/>La7</text:p>
      <text:p text:style-name="P41"><text:span text:style-name="T144">S.</text:span><text:tab/>V<text:bookmark-start text:name="__DdeLink__39_1385492257111"/>enimos del oriente lejano,<text:bookmark-end text:name="__DdeLink__39_1385492257111"/> hemos visto en el cielo u<text:span text:style-name="T153">na</text:span> estrella.</text:p>
      <text:p text:style-name="P70"><text:s text:c="16"/>Sol <text:s text:c="25"/>R<text:span text:style-name="T143">e</text:span><text:span text:style-name="T148"> <text:s text:c="25"/>La</text:span><text:span text:style-name="T149">7</text:span><text:span text:style-name="T148"> <text:s text:c="27"/></text:span><text:span text:style-name="T149">Re <text:s text:c="2"/>Re7</text:span></text:p>
      <text:p text:style-name="Standard"><text:bookmark-start text:name="__DdeLink__69_1385492257"/><text:span text:style-name="T78"><text:tab/>Y venimos a adorar al rey el rey de los judíos que </text:span><text:span text:style-name="T86">ha </text:span><text:span text:style-name="T78">naci</text:span><text:span text:style-name="T86">do</text:span><text:span text:style-name="T78"> aquí.</text:span><text:bookmark-end text:name="__DdeLink__69_1385492257"/></text:p>
      <text:p text:style-name="P70"><text:s text:c="15"/>Sol <text:s text:c="20"/>R<text:span text:style-name="T143">e</text:span><text:span text:style-name="T148"> <text:s text:c="26"/>La</text:span><text:span text:style-name="T149">7</text:span><text:span text:style-name="T148"> <text:s text:c="26"/></text:span><text:span text:style-name="T149">Re</text:span></text:p>
      <text:p text:style-name="P45"><text:span text:style-name="T147">A.</text:span><text:bookmark-start text:name="__DdeLink__69_13854922571"/><text:tab/><text:span text:style-name="T153">Vienen</text:span> a adorar al rey el rey de los judíos que <text:span text:style-name="T153">ha </text:span>naci<text:span text:style-name="T153">do</text:span> aquí.<text:bookmark-end text:name="__DdeLink__69_13854922571"/></text:p>
      <text:p text:style-name="P49"/>
      <text:p text:style-name="P94"><text:s text:c="11"/>Re <text:s text:c="50"/>La7 <text:s text:c="21"/>Re</text:p>
      <text:p text:style-name="P130"><text:span text:style-name="T145">A.</text:span><text:bookmark-start text:name="__DdeLink__73_13854922571111"/><text:bookmark-start text:name="__DdeLink__52_13854922572111"/><text:span text:style-name="T78"><text:tab/></text:span><text:bookmark-end text:name="__DdeLink__52_13854922572111"/><text:span text:style-name="T81">Los niños de Belén estan </text:span><text:span text:style-name="T86">mirando hacia el cielo</text:span><text:span text:style-name="T81">,</text:span></text:p>
      <text:p text:style-name="P94"><text:s text:c="73"/>La7 <text:s text:c="13"/>Re</text:p>
      <text:p text:style-name="P130"><text:span text:style-name="T78"><text:tab/></text:span><text:span text:style-name="T86">para ver brillar la estrella en la casa de Jesús</text:span><text:span text:style-name="T81">.</text:span></text:p>
      <text:p text:style-name="P94"><text:s text:c="22"/>Fa<text:span text:style-name="T143">#m</text:span> <text:s text:c="15"/>Si<text:span text:style-name="T143">m</text:span> <text:s text:c="16"/>Mi7 <text:s text:c="14"/>La</text:p>
      <text:p text:style-name="P130"><text:span text:style-name="T78"><text:tab/></text:span><text:span text:style-name="T86">Nos hiremos todos juntos</text:span><text:span text:style-name="T81"> con caballos y c</text:span><text:span text:style-name="T82">amellos?</text:span></text:p>
      <text:p text:style-name="P94"><text:s text:c="26"/>Re <text:s text:c="44"/>La7 <text:s text:c="19"/>Re</text:p>
      <text:p text:style-name="P130"><text:span text:style-name="T78"><text:tab/></text:span><text:span text:style-name="T86">Vamos todos</text:span><text:span text:style-name="T82">, </text:span><text:span text:style-name="T86">vamos todos.</text:span><text:span text:style-name="T82"> </text:span><text:bookmark-end text:name="__DdeLink__73_13854922571111"/><text:span text:style-name="T86">¡Ha nacido el Salvador!</text:span></text:p>
      <text:p text:style-name="P45"/>
      <text:p text:style-name="P131"><text:soft-page-break/><text:span text:style-name="T16">Narrador:</text:span><text:span text:style-name="T112"> </text:span><text:span text:style-name="T113">Y postrándose le adoraron.</text:span></text:p>
      <text:p text:style-name="P86">Canto: <text:span text:style-name="T102">Cantemos al niño.</text:span></text:p>
      <text:p text:style-name="P86">Los Reyes magos reparten los regalos mientras esta el canto.</text:p>
      <text:p text:style-name="P86"/>
      <text:p text:style-name="P144">La <text:s text:c="22"/>Mi <text:s text:c="36"/>La</text:p>
      <text:p text:style-name="P146"><text:span text:style-name="T99">C</text:span><text:span text:style-name="T100">antemos</text:span><text:span text:style-name="T99">, </text:span><text:span text:style-name="T100">cantemos</text:span><text:span text:style-name="T99">, </text:span><text:span text:style-name="T100">cantemos al niño</text:span><text:span text:style-name="T99">, </text:span></text:p>
      <text:p text:style-name="P144"><text:span text:style-name="T99">La <text:s text:c="22"/>Mi <text:s text:c="33"/>La</text:span></text:p>
      <text:p text:style-name="P146"><text:span text:style-name="T100">cantemos</text:span><text:span text:style-name="T99">, </text:span><text:span text:style-name="T100">cantemos</text:span><text:span text:style-name="T99">, </text:span><text:span text:style-name="T100">cantemos al rey</text:span><text:span text:style-name="T99">.</text:span></text:p>
      <text:p text:style-name="P144">La <text:s text:c="22"/>Mi <text:s text:c="36"/>La</text:p>
      <text:p text:style-name="P146"><text:span text:style-name="T99">C</text:span><text:span text:style-name="T100">antemos</text:span><text:span text:style-name="T99">, </text:span><text:span text:style-name="T100">cantemos</text:span><text:span text:style-name="T99">, </text:span><text:span text:style-name="T100">cantemos al niño</text:span><text:span text:style-name="T99">, </text:span></text:p>
      <text:p text:style-name="P144">La <text:s text:c="22"/>Mi <text:s text:c="33"/>La</text:p>
      <text:p text:style-name="P147"><text:span text:style-name="T154">cantemos</text:span>, <text:span text:style-name="T154">cantemos</text:span>, <text:span text:style-name="T154">cantemos al rey</text:span>.</text:p>
      <text:p text:style-name="P148"/>
      <text:p text:style-name="P144">Lam <text:s text:c="12"/>Rem <text:s text:c="28"/>Lam</text:p>
      <text:p text:style-name="P147">Angeles venid, ángeles del Señor,</text:p>
      <text:p text:style-name="P144"><text:s text:c="29"/>Mim <text:s text:c="19"/>Lam</text:p>
      <text:p text:style-name="P147">ha nacido un niño, el hijo de Dios.</text:p>
      <text:p text:style-name="P144">Lam <text:s text:c="19"/>Rem <text:s text:c="28"/>Lam</text:p>
      <text:p text:style-name="P147">Emmanuel es santo, Emmanuel amor,</text:p>
      <text:p text:style-name="P144"><text:s text:c="29"/>Mim <text:s text:c="24"/>Lam</text:p>
      <text:p text:style-name="P147">Emmanuel bendito, cordero de Dios.</text:p>
      <text:p text:style-name="P148"/>
      <text:p text:style-name="P147">En esta noche santa se cumples las promesas,</text:p>
      <text:p text:style-name="P147">que a nuestros padres hicieron los profetas.</text:p>
      <text:p text:style-name="P147">Emmanuel es santo, Manuella amor,</text:p>
      <text:p text:style-name="P147">Emmanuel bendito, cordero de Dios.</text:p>
      <text:p text:style-name="P148"/>
      <text:p text:style-name="P147">Yo te quiero a ti hijo de David,</text:p>
      <text:p text:style-name="P147">soy un pecador ten piedad de mi.</text:p>
      <text:p text:style-name="P147">Emmanuel es santo, Emmanuel amor,</text:p>
      <text:p text:style-name="P147">Emmanuel bendito, cordero de Dios.</text:p>
      <text:p text:style-name="P148"/>
      <text:p text:style-name="P148"/>
      <text:p text:style-name="P148"/>
      <text:p text:style-name="P148"/>
      <text:p text:style-name="P148"/>
      <text:p text:style-name="P147"><text:soft-page-break/>No temas María madre del Señor,</text:p>
      <text:p text:style-name="P147">has hallado gracia delante de Dios.</text:p>
      <text:p text:style-name="P147">Emmanuel es santo, Emmanuel amor,</text:p>
      <text:p text:style-name="P147">Emmanuel bendito, cordero de Dios.</text:p>
      <text:p text:style-name="P147"/>
      <text:p text:style-name="P147">No temas José padre del Señor,</text:p>
      <text:p text:style-name="P147">eres el testigo de la gloria de Dios.</text:p>
      <text:p text:style-name="P147">Emmanuel es santo, Emmanuel amor,</text:p>
      <text:p text:style-name="P147">Emmanuel bendito, cordero de Dios.</text:p>
      <text:p text:style-name="P132"/>
      <text:p text:style-name="P63">DIALOGO CON LOS NIÑOS</text:p>
      <text:p text:style-name="P22"/>
      <text:p text:style-name="P35">Preguntas y pequeña catequesis.</text:p>
      <text:p text:style-name="P22"/>
      <text:p text:style-name="P62">CÁNTICO EVANGÉLICO</text:p>
      <text:p text:style-name="P77">De pie:</text:p>
      <text:p text:style-name="P104"><text:span text:style-name="T4">Ant.</text:span><text:span text:style-name="T78"><text:tab/></text:span><text:span text:style-name="T129">Cristo en bautizado y el universo entero se purifica; el Señor nos obtiene el perdón de los pecados: purifíquemonos todos por el agua y el Espíritu</text:span><text:span text:style-name="T125">.</text:span></text:p>
      <text:p text:style-name="P110"><text:span text:style-name="T47">—</text:span><text:span text:style-name="T17"> Cántico de </text:span><text:span text:style-name="T18">Zacarías</text:span><text:span text:style-name="T17"> </text:span><text:span text:style-name="T47">—</text:span></text:p>
      <text:p text:style-name="P120"><text:span text:style-name="T78"><text:tab/></text:span><text:span text:style-name="T57">Bendito sea el Señor, Dios de Israel,</text:span></text:p>
      <text:p text:style-name="P14"><text:tab/>porque ha visitado y redimido a su pueblo,</text:p>
      <text:p text:style-name="P14"><text:tab/>suscitándonos una fuerza de salvación</text:p>
      <text:p text:style-name="P14"><text:tab/>en la casa de David, su siervo,</text:p>
      <text:p text:style-name="P14"><text:tab/>según lo había predicho desde antiguo,</text:p>
      <text:p text:style-name="P14"><text:tab/>por boca de sus santos profetas.</text:p>
      <text:p text:style-name="P14"/>
      <text:p text:style-name="P14"><text:tab/>Es la salvación que nos libra de nuestros enemigos</text:p>
      <text:p text:style-name="P14"><text:tab/>y de la mano de todos los que nos odian;</text:p>
      <text:p text:style-name="P14"><text:tab/>realizando la misericordia</text:p>
      <text:p text:style-name="P14"><text:tab/>que tuvo con nuestros padres,</text:p>
      <text:p text:style-name="P14"><text:tab/>recordando su santa alianza</text:p>
      <text:p text:style-name="P14"><text:tab/>y el juramento que juró a nuestro padre Abrahán.</text:p>
      <text:p text:style-name="P14"/>
      <text:p text:style-name="P14"><text:soft-page-break/><text:tab/>Para concedernos que, libres de temor,</text:p>
      <text:p text:style-name="P14"><text:tab/>arrancados de la mano de los enemigos,</text:p>
      <text:p text:style-name="P14"><text:tab/>le sirvamos con santidad y justicia,</text:p>
      <text:p text:style-name="P14"><text:tab/>en su presencia, todos nuestros días.</text:p>
      <text:p text:style-name="P14"/>
      <text:p text:style-name="P14"><text:tab/>Y a ti, niño, te llamarán profeta del Altísimo,</text:p>
      <text:p text:style-name="P14"><text:tab/>porque irás delante del Señor</text:p>
      <text:p text:style-name="P14"><text:tab/>a preparar sus caminos,</text:p>
      <text:p text:style-name="P14"><text:tab/>anunciando a su pueblo la salvación,</text:p>
      <text:p text:style-name="P14"><text:tab/>el perdón de sus pecados.</text:p>
      <text:p text:style-name="P14"/>
      <text:p text:style-name="P14"><text:tab/>Por la entrañable misericordia de nuestro Dios,</text:p>
      <text:p text:style-name="P14"><text:tab/>nos visitará el sol que nace de lo alto,</text:p>
      <text:p text:style-name="P14"><text:tab/>para iluminar a los que viven en tinieblas</text:p>
      <text:p text:style-name="P14"><text:tab/>y en sombra de muerte,</text:p>
      <text:p text:style-name="P14"><text:tab/>para guiar nuestros pasos</text:p>
      <text:p text:style-name="P14"><text:tab/>por el camino de la paz.</text:p>
      <text:p text:style-name="P22"/>
      <text:p text:style-name="P71">Continua el lector diciendo:</text:p>
      <text:p text:style-name="P22"><text:span text:style-name="T1">V.</text:span><text:tab/>Gloria al Padre, y al Hijo, y al Espíritu Santo.</text:p>
      <text:p text:style-name="P71">La asamblea responde:</text:p>
      <text:p text:style-name="P22"><text:span text:style-name="T1">R.</text:span><text:tab/>Como era en un principio, ahora y siempre, </text:p>
      <text:p text:style-name="P22"><text:tab/>por los siglos de los siglos. Amén.</text:p>
      <text:p text:style-name="P22"/>
      <text:p text:style-name="P40"><text:span text:style-name="T25">Ant.</text:span><text:span text:style-name="T92"><text:tab/></text:span><text:span text:style-name="T135">Cristo en bautizado y el universo entero se purifica; el Señor nos obtiene el perdón de los pecados: purifíquemonos todos por el agua y el Espíritu</text:span><text:span text:style-name="T133">.</text:span></text:p>
      <text:p text:style-name="P32"/>
      <text:p text:style-name="P62">PRECES</text:p>
      <text:p text:style-name="P78">El lector inicia diciendo:</text:p>
      <text:p text:style-name="P104"><text:span text:style-name="T5">V.</text:span><text:span text:style-name="T80"><text:tab/></text:span><text:span text:style-name="T61">Roguemos a nuestro Redentor, bautizado por Juan en el Jordán, y digámosle</text:span><text:span text:style-name="T57">:</text:span></text:p>
      <text:p text:style-name="P79">La asamblea responde:</text:p>
      <text:p text:style-name="P104"><text:span text:style-name="T5">R.</text:span><text:span text:style-name="T80"><text:tab/></text:span><text:span text:style-name="T69">Señor, ten piedad</text:span><text:span text:style-name="T68">.</text:span></text:p>
      <text:p text:style-name="P104"><text:span text:style-name="T68"/></text:p>
      <text:p text:style-name="P79"><text:soft-page-break/>Lector:</text:p>
      <text:p text:style-name="P121"><text:span text:style-name="T5">V.</text:span><text:span text:style-name="T80"><text:tab/></text:span><text:span text:style-name="T64">Cristo Jesús, que al manifestarte al mundo has iluminado a todos los hombres,</text:span></text:p>
      <text:p text:style-name="P121"><text:span text:style-name="T64"><text:tab/></text:span><text:span text:style-name="T70">concede luz abundante a cuantos hoy se relacionen con nosotros.</text:span></text:p>
      <text:p text:style-name="P79">Asamblea:</text:p>
      <text:p text:style-name="P64"><text:span text:style-name="T76">R.</text:span><text:span text:style-name="T55"><text:tab/></text:span><text:span text:style-name="T56">Señor, ten piedad.</text:span></text:p>
      <text:p text:style-name="P140"/>
      <text:p text:style-name="P79">Lector:</text:p>
      <text:p text:style-name="P122"><text:span text:style-name="T5">V.</text:span><text:span text:style-name="T80"><text:tab/></text:span><text:span text:style-name="T64">Cristo Jesús, que para enseñarnos un camino de humildad te humillaste recibiendo el bautismo de Juan,</text:span></text:p>
      <text:p text:style-name="P121"><text:span text:style-name="T57"><text:tab/></text:span><text:span text:style-name="T69">danos un espíritu de humilde siervo para con todos los hombres</text:span><text:span text:style-name="T66">.</text:span></text:p>
      <text:p text:style-name="P79">Asamblea:</text:p>
      <text:p text:style-name="P64"><text:span text:style-name="T77">R.</text:span><text:span text:style-name="T56"><text:tab/>Señor, ten piedad.</text:span></text:p>
      <text:p text:style-name="P79">Lector:</text:p>
      <text:p text:style-name="P122"><text:span text:style-name="T5">V.</text:span><text:span text:style-name="T80"><text:tab/></text:span><text:span text:style-name="T64">Cristo Jesús, que por tu bautismo nos purificaste de todo pecado y nos hiciste hijo del Padre,</text:span></text:p>
      <text:p text:style-name="P123"><text:span text:style-name="T57"><text:tab/></text:span><text:span text:style-name="T129">concede el espíritu de adopción a todos los que buscan a Dios con sinceridad</text:span><text:span text:style-name="T125">.</text:span></text:p>
      <text:p text:style-name="P79">Asamblea:</text:p>
      <text:p text:style-name="P64"><text:span text:style-name="T77">R.</text:span><text:span text:style-name="T56"><text:tab/>Señor, ten piedad.</text:span></text:p>
      <text:p text:style-name="P79">Lector:</text:p>
      <text:p text:style-name="P122"><text:span text:style-name="T5">V.</text:span><text:span text:style-name="T80"><text:tab/></text:span><text:span text:style-name="T64">Cristo Jesús, que en tu bautismo </text:span><text:span text:style-name="T65">abriste una puerta de salvación para los cristianos y santificaste la creación entera</text:span><text:span text:style-name="T64">,</text:span></text:p>
      <text:p text:style-name="P124"><text:span text:style-name="T57"><text:tab/></text:span><text:span text:style-name="T130">has de todos nosotros ministros de tu Evangelio en el mundo</text:span><text:span text:style-name="T125">.</text:span></text:p>
      <text:p text:style-name="P71">Asamblea:</text:p>
      <text:p text:style-name="P65"><text:span text:style-name="T77">R.</text:span><text:span text:style-name="T56"><text:tab/>Señor, ten piedad.</text:span></text:p>
      <text:p text:style-name="P80">Lector:</text:p>
      <text:p text:style-name="P119"><text:span text:style-name="T5">V.</text:span><text:span text:style-name="T80"><text:tab/></text:span><text:span text:style-name="T64">Cristo Jesús, que en tu bautismo </text:span><text:span text:style-name="T65">nos revelaste a la Trinidad</text:span><text:span text:style-name="T64">,</text:span></text:p>
      <text:p text:style-name="P119"><text:span text:style-name="T57"><text:tab/></text:span><text:span text:style-name="T130">renueva el espíritu de adopción y el sacerdocio real de los bautizados</text:span><text:span text:style-name="T125">.</text:span></text:p>
      <text:p text:style-name="P81">Asamblea:</text:p>
      <text:p text:style-name="P65"><text:span text:style-name="T77">R.</text:span><text:span text:style-name="T56"><text:tab/>Señor, ten piedad.</text:span></text:p>
      <text:p text:style-name="P17"/>
      <text:p text:style-name="P84">Se pueden añadir algunas intenciones libres.</text:p>
      <text:p text:style-name="P84"/>
      <text:p text:style-name="P84"/>
      <text:p text:style-name="P84"/>
      <text:p text:style-name="P84"/>
      <text:p text:style-name="P82"><text:soft-page-break/>El presidente dice:</text:p>
      <text:p text:style-name="P22">Digamos ahora, todos juntos, la oración que nos enseñó el mismo Señor:</text:p>
      <text:p text:style-name="P60">Padre Nuestro...</text:p>
      <text:p text:style-name="P66">Dios te salve María...</text:p>
      <text:p text:style-name="P22"/>
      <text:p text:style-name="P67">RITO DE LA PAZ</text:p>
      <text:p text:style-name="P3">Como hermanos nos damos <text:span text:style-name="T141">el saludo de</text:span> la paz:</text:p>
      <text:p text:style-name="P36"/>
      <text:p text:style-name="P62">ORACIÓN <text:span text:style-name="T101">FINAL</text:span></text:p>
      <text:p text:style-name="P83">El <text:span text:style-name="T142">presidente</text:span> dice la siguiente oración:</text:p>
      <text:p text:style-name="P118"><text:span text:style-name="T57">Dios todopoderoso </text:span><text:span text:style-name="T62">y eterno que proclamaste solemnemente a Cristo como tu Hijo amado, cuando era bautizado en el Jordán y descendía el Espíritu Santo sobre él, concede a tus hijos de adopción, renacidos del agua y del Espíritu Santo, que se conserven siempre dignos de tu complacencia. Por nuestro Señor Jesucristo, tu Hijo</text:span><text:span text:style-name="T57">.</text:span></text:p>
      <text:p text:style-name="P22"/>
      <text:p text:style-name="P62">CONCLUSIÓN</text:p>
      <text:p text:style-name="P83">El <text:span text:style-name="T142">presidente</text:span> concluye diciendo <text:span text:style-name="T123">mientras se persigna:</text:span></text:p>
      <text:p text:style-name="P33"><text:span text:style-name="T1">V.</text:span><text:tab/>El Señor nos bendiga, nos guarde de todo mal y nos lleve a la vida <text:tab/>eterna.</text:p>
      <text:p text:style-name="P85">La asamblea responde:</text:p>
      <text:p text:style-name="P31"><text:span text:style-name="T1">R.</text:span><text:tab/>Amén.</text:p>
      <text:p text:style-name="P22"/>
      <text:p text:style-name="P149"><text:span text:style-name="T1">Canto:</text:span> Nació en Belén.</text:p>
      <text:p text:style-name="P149"/>
      <text:p text:style-name="P145">Do <text:s text:c="36"/>Sol <text:s text:c="9"/>Fa <text:s text:c="33"/>Do</text:p>
      <text:p text:style-name="P151"><text:span text:style-name="T90">B</text:span><text:span text:style-name="T91">endita la señora</text:span><text:span text:style-name="T90"> M</text:span><text:span text:style-name="T91">aría</text:span><text:span text:style-name="T90">, </text:span><text:span text:style-name="T91">bendito el Señor</text:span><text:span text:style-name="T90"> S</text:span><text:span text:style-name="T91">an</text:span><text:span text:style-name="T90"> J</text:span><text:span text:style-name="T91">osé</text:span><text:span text:style-name="T90">,</text:span></text:p>
      <text:p text:style-name="P145"><text:s text:c="7"/>Fa <text:s text:c="23"/>Do <text:s text:c="22"/>Fa <text:s text:c="16"/>Sol7</text:p>
      <text:p text:style-name="P152"><text:span text:style-name="T91">bendito</text:span><text:span text:style-name="T90"> J</text:span><text:span text:style-name="T91">esús</text:span><text:span text:style-name="T90"> </text:span><text:span text:style-name="T91">bendito</text:span><text:span text:style-name="T90">, </text:span><text:span text:style-name="T91">que ha nacido en</text:span><text:span text:style-name="T90"> B</text:span><text:span text:style-name="T91">elén</text:span><text:span text:style-name="T90">.</text:span></text:p>
      <text:p text:style-name="P152"><text:span text:style-name="T90"/></text:p>
      <text:p text:style-name="P145"><text:span text:style-name="T90">Do <text:s text:c="23"/>Sol <text:s text:c="13"/>Fa <text:s text:c="22"/>Do</text:span></text:p>
      <text:p text:style-name="P152"><text:span text:style-name="T90">Hemos visto la estrella, que luz tan bella nos da.</text:span></text:p>
      <text:p text:style-name="P145"><text:span text:style-name="T90"><text:s text:c="6"/>Fa <text:s text:c="25"/>Do <text:s text:c="14"/>Fa <text:s text:c="17"/>Sol7</text:span></text:p>
      <text:p text:style-name="P152"><text:span text:style-name="T90">Queremos que nos ilumine y nos guie a nuestro rey.</text:span></text:p>
      <text:p text:style-name="P152"><text:soft-page-break/><text:span text:style-name="T90">Si en humilde establo, tu no hubieras nacido.</text:span></text:p>
      <text:p text:style-name="P152"><text:span text:style-name="T90">Si muchos te habrían visto, nada tendría sentido.</text:span></text:p>
      <text:p text:style-name="P152"><text:span text:style-name="T90"/></text:p>
      <text:p text:style-name="P152"><text:span text:style-name="T90">Quiero ofrecerte mi vida, mi alma y mi corazón.</text:span></text:p>
      <text:p text:style-name="P152"><text:span text:style-name="T90">Quiero estar a tu lado y vivir en tu amor.</text:span></text:p>
      <text:p text:style-name="P152"><text:span text:style-name="T90"/></text:p>
      <text:p text:style-name="P152"><text:span text:style-name="T90">Te damos gracias María, te damos gracias José.</text:span></text:p>
      <text:p text:style-name="P152"><text:span text:style-name="T90">Y a ti niño bendito, por nacer en Belé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eX Gyre Schola1" svg:font-family="'TeX Gyre Schola'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fo:font-size="10pt" fo:font-weight="bold" style:font-size-asian="10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26T20:36:50.424275695</meta:creation-date>
    <dc:date>2020-12-06T08:52:44.593249079</dc:date>
    <meta:editing-duration>PT11H19M41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17" meta:paragraph-count="400" meta:word-count="2943" meta:character-count="19981" meta:non-whitespace-character-count="13393"/>
  </office:meta>
</office:document-meta>
</file>